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05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2.092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2.417cm"/>
    </style:style>
    <style:style style:name="co7" style:family="table-column">
      <style:table-column-properties fo:break-before="auto" style:column-width="3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ta2" style:family="table" style:master-page-name="PageStyle_5f_Sign_20_test_20_data">
      <style:table-properties table:display="true" style:writing-mode="lr-tb"/>
    </style:style>
    <style:style style:name="ta3" style:family="table" style:master-page-name="PageStyle_5f_Control">
      <style:table-properties table:display="true" style:writing-mode="lr-tb"/>
    </style:style>
    <style:style style:name="ta4" style:family="table" style:master-page-name="PageStyle_5f_Experiment">
      <style:table-properties table:display="true" style:writing-mode="lr-tb"/>
    </style:style>
    <number:number-style style:name="N8002" number:language="fr" number:country="FR">
      <number:number number:decimal-places="2"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Excel_20_Built-in_20_Normal" style:data-style-name="N8149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8" style:family="table-cell" style:parent-style-name="Excel_20_Built-in_20_Normal" style:data-style-name="N8010"/>
    <style:style style:name="ce9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Excel_20_Built-in_20_Normal" style:data-style-name="N800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Excel_20_Built-in_20_Normal" style:data-style-name="N814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Excel_20_Built-in_20_Normal" style:data-style-name="N8148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 style:data-style-name="N8144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8149"/>
    <style:style style:name="ce19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/>
          <table:table-cell table:style-name="ce3" office:value-type="string">
            <text:p>Baseline value</text:p>
          </table:table-cell>
          <table:table-cell table:style-name="ce3" office:value-type="string">
            <text:p>dmin</text:p>
          </table:table-cell>
          <table:table-cell table:style-name="ce3" office:value-type="string">
            <text:p>Metric type</text:p>
          </table:table-cell>
          <table:table-cell table:style-name="ce3" office:value-type="string">
            <text:p>Not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nique cookies to view page per day:</text:p>
          </table:table-cell>
          <table:table-cell table:formula="of:=40000" office:value-type="float" office:value="40000">
            <text:p>40000</text:p>
          </table:table-cell>
          <table:table-cell office:value-type="float" office:value="3000">
            <text:p>3000</text:p>
          </table:table-cell>
          <table:table-cell office:value-type="string">
            <text:p>invaria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nique cookies to click "Start free trial" per day:</text:p>
          </table:table-cell>
          <table:table-cell table:style-name="ce5" office:value-type="float" office:value="3200">
            <text:p>3200</text:p>
          </table:table-cell>
          <table:table-cell table:style-name="ce5" office:value-type="float" office:value="240">
            <text:p>240</text:p>
          </table:table-cell>
          <table:table-cell office:value-type="string">
            <text:p>invariant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Enrollments per day (number of user-ids)</text:p>
          </table:table-cell>
          <table:table-cell table:style-name="ce5" office:value-type="float" office:value="660">
            <text:p>660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lick-through-probability on "Start free trial":</text:p>
          </table:table-cell>
          <table:table-cell table:formula="of:=[.B3]/[.B2]" office:value-type="float" office:value="0.08">
            <text:p>0,08</text:p>
          </table:table-cell>
          <table:table-cell office:value-type="float" office:value="0.01">
            <text:p>0,0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robability of enrolling, given click:</text:p>
          </table:table-cell>
          <table:table-cell table:style-name="ce4" table:formula="of:=[.B4]/[.B3]" office:value-type="float" office:value="0.20625">
            <text:p>0,2063</text:p>
          </table:table-cell>
          <table:table-cell office:value-type="float" office:value="0.01">
            <text:p>0,01</text:p>
          </table:table-cell>
          <table:table-cell office:value-type="string">
            <text:p>evaluation</text:p>
          </table:table-cell>
          <table:table-cell office:value-type="string">
            <text:p>"gross conversion"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bability of enrolling per PV</text:p>
          </table:table-cell>
          <table:table-cell table:style-name="ce4" table:formula="of:=+[.B4]/[.B2]" office:value-type="float" office:value="0.0165">
            <text:p>0,01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obability of payment, given enroll:</text:p>
          </table:table-cell>
          <table:table-cell table:style-name="ce5" office:value-type="float" office:value="0.53">
            <text:p>0,53</text:p>
          </table:table-cell>
          <table:table-cell table:style-name="ce5" office:value-type="float" office:value="0.01">
            <text:p>0,01</text:p>
          </table:table-cell>
          <table:table-cell office:value-type="string">
            <text:p>evaluation</text:p>
          </table:table-cell>
          <table:table-cell office:value-type="string">
            <text:p>"retention"</text:p>
          </table:table-cell>
          <table:table-cell office:value-type="string">
            <text:p>This evaluation metric was later dropped.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robability of payment, given click</text:p>
          </table:table-cell>
          <table:table-cell table:style-name="ce4" table:formula="of:=[.B6]*[.B8]" office:value-type="float" office:value="0.1093125">
            <text:p>0,1093</text:p>
          </table:table-cell>
          <table:table-cell office:value-type="float" office:value="0.0075">
            <text:p>0,0075</text:p>
          </table:table-cell>
          <table:table-cell office:value-type="string">
            <text:p>evaluation</text:p>
          </table:table-cell>
          <table:table-cell office:value-type="string">
            <text:p>"net conversion"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alc SD for evaluation metrics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Sample size of 5000 cookies visiting course overview page</text:p>
          </table:table-cell>
          <table:table-cell table:number-columns-repeated="1023"/>
        </table:table-row>
        <table:table-row table:style-name="ro1">
          <table:table-cell table:formula="of:=5000*[.B5]" office:value-type="float" office:value="400">
            <text:p>400</text:p>
          </table:table-cell>
          <table:table-cell office:value-type="string">
            <text:p>N</text:p>
          </table:table-cell>
          <table:table-cell office:value-type="string">
            <text:p>click through</text:p>
          </table:table-cell>
          <table:table-cell table:number-columns-repeated="1021"/>
        </table:table-row>
        <table:table-row table:style-name="ro1">
          <table:table-cell table:style-name="ce4" table:formula="of:=[.B6]" office:value-type="float" office:value="0.20625">
            <text:p>0,2063</text:p>
          </table:table-cell>
          <table:table-cell office:value-type="string">
            <text:p>p(gross conversion)</text:p>
          </table:table-cell>
          <table:table-cell table:number-columns-repeated="1022"/>
        </table:table-row>
        <table:table-row table:style-name="ro1">
          <table:table-cell table:style-name="ce4" table:formula="of:=SQRT([.A15]*(1-[.A15])*(1/[.A14]))" office:value-type="float" office:value="0.0202306041370494">
            <table:detective>
              <table:highlighted-range table:cell-range-address="Main.A15:Main.A15" table:direction="from-same-table"/>
              <table:highlighted-range table:cell-range-address="Main.A14:Main.A14" table:direction="from-same-table"/>
              <table:operation table:name="trace-precedents" table:index="0"/>
            </table:detective>
            <text:p>0,0202</text:p>
          </table:table-cell>
          <table:table-cell office:value-type="string">
            <text:p>SD</text:p>
          </table:table-cell>
          <table:table-cell office:value-type="string">
            <text:p>SD for gross conversion</text:p>
          </table:table-cell>
          <table:table-cell table:number-columns-repeated="1021"/>
        </table:table-row>
        <table:table-row table:style-name="ro1">
          <table:table-cell table:formula="of:=5000*[.B6]*[.B5]" office:value-type="float" office:value="82.5">
            <text:p>82,5</text:p>
          </table:table-cell>
          <table:table-cell office:value-type="string">
            <text:p>N</text:p>
          </table:table-cell>
          <table:table-cell office:value-type="string">
            <text:p>click through and enroll</text:p>
          </table:table-cell>
          <table:table-cell table:number-columns-repeated="1021"/>
        </table:table-row>
        <table:table-row table:style-name="ro1">
          <table:table-cell table:formula="of:=[.B8]" office:value-type="float" office:value="0.53">
            <text:p>0,53</text:p>
          </table:table-cell>
          <table:table-cell office:value-type="string">
            <text:p>p(retention)</text:p>
          </table:table-cell>
          <table:table-cell table:number-columns-repeated="1022"/>
        </table:table-row>
        <table:table-row table:style-name="ro1">
          <table:table-cell table:style-name="ce4" table:formula="of:=SQRT([.A18]*(1-[.A18])*(1/[.A17]))" office:value-type="float" office:value="0.0549490121785091">
            <text:p>0,0549</text:p>
          </table:table-cell>
          <table:table-cell office:value-type="string">
            <text:p>SD</text:p>
          </table:table-cell>
          <table:table-cell office:value-type="string">
            <text:p>SD for retention</text:p>
          </table:table-cell>
          <table:table-cell table:number-columns-repeated="1021"/>
        </table:table-row>
        <table:table-row table:style-name="ro1">
          <table:table-cell table:formula="of:=5000*[.B5]" office:value-type="float" office:value="400">
            <text:p>400</text:p>
          </table:table-cell>
          <table:table-cell office:value-type="string">
            <text:p>N</text:p>
          </table:table-cell>
          <table:table-cell office:value-type="string">
            <text:p>click through</text:p>
          </table:table-cell>
          <table:table-cell table:number-columns-repeated="1021"/>
        </table:table-row>
        <table:table-row table:style-name="ro1">
          <table:table-cell table:style-name="ce4" table:formula="of:=[.B9]" office:value-type="float" office:value="0.1093125">
            <text:p>0,1093</text:p>
          </table:table-cell>
          <table:table-cell office:value-type="string">
            <text:p>p(net conversion)</text:p>
          </table:table-cell>
          <table:table-cell table:number-columns-repeated="1022"/>
        </table:table-row>
        <table:table-row table:style-name="ro1">
          <table:table-cell table:style-name="ce4" table:formula="of:=SQRT([.A21]*(1-[.A21])*(1/[.A20]))" office:value-type="float" office:value="0.0156015445824885">
            <text:p>0,0156</text:p>
          </table:table-cell>
          <table:table-cell office:value-type="string">
            <text:p>SD</text:p>
          </table:table-cell>
          <table:table-cell office:value-type="string">
            <text:p>SD for net conversion</text:p>
          </table:table-cell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Sample Size Calculator</text:p>
          </table:table-cell>
          <table:table-cell table:style-name="ce3" office:value-type="string">
            <text:p>http://www.evanmiller.org/ab-testing/sample-size.html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esson 1.22 « Calculating Number of Page Views »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>
            <text:p>Retention</text:p>
          </table:table-cell>
          <table:table-cell/>
          <table:table-cell office:value-type="string">
            <text:p>For alpha=.05 and beta = .2</text:p>
          </table:table-cell>
          <table:table-cell table:number-columns-repeated="1021"/>
        </table:table-row>
        <table:table-row table:style-name="ro1">
          <table:table-cell office:value-type="string">
            <text:p>Baseline conversion rate</text:p>
          </table:table-cell>
          <table:table-cell table:formula="of:=[.B8]" office:value-type="float" office:value="0.53">
            <text:p>0,53</text:p>
          </table:table-cell>
          <table:table-cell table:number-columns-repeated="1022"/>
        </table:table-row>
        <table:table-row table:style-name="ro1">
          <table:table-cell office:value-type="string">
            <text:p>Minimum detectable effect</text:p>
          </table:table-cell>
          <table:table-cell table:formula="of:=[.C8]" office:value-type="float" office:value="0.01">
            <text:p>0,01</text:p>
          </table:table-cell>
          <table:table-cell table:number-columns-repeated="1022"/>
        </table:table-row>
        <table:table-row table:style-name="ro1">
          <table:table-cell office:value-type="string">
            <text:p>Sample size (enrollments)</text:p>
          </table:table-cell>
          <table:table-cell office:value-type="float" office:value="39115">
            <text:p>39115</text:p>
          </table:table-cell>
          <table:table-cell office:value-type="string">
            <text:p>Number is from online calculator</text:p>
          </table:table-cell>
          <table:table-cell table:number-columns-repeated="1021"/>
        </table:table-row>
        <table:table-row table:style-name="ro1">
          <table:table-cell office:value-type="string">
            <text:p>Sample size (pageviews that click through and enroll)</text:p>
          </table:table-cell>
          <table:table-cell table:style-name="ce10" table:formula="of:=[.B31]/([.B5]*[.B6])" office:value-type="float" office:value="2370606.06060606">
            <table:detective>
              <table:highlighted-range table:cell-range-address="Main.B31:Main.B31" table:direction="from-same-table"/>
              <table:highlighted-range table:cell-range-address="Main.B5:Main.B5" table:direction="from-same-table"/>
              <table:highlighted-range table:cell-range-address="Main.B6:Main.B6" table:direction="from-same-table"/>
              <table:operation table:name="trace-precedents" table:index="1"/>
            </table:detective>
            <text:p>2370606,06</text:p>
          </table:table-cell>
          <table:table-cell office:value-type="string">
            <text:p>Number of pageviews that lead to enrollments</text:p>
          </table:table-cell>
          <table:table-cell table:number-columns-repeated="1021"/>
        </table:table-row>
        <table:table-row table:style-name="ro1">
          <table:table-cell office:value-type="string">
            <text:p>Sample size doubled (1 for experiment, 1 for control)</text:p>
          </table:table-cell>
          <table:table-cell table:style-name="ce10" table:formula="of:=2*[.B32]" office:value-type="float" office:value="4741212.12121212">
            <text:p>4741212,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r alpha=.05 and beta = .2</text:p>
          </table:table-cell>
          <table:table-cell table:style-name="ce3" office:value-type="string">
            <text:p>Gross conversion</text:p>
          </table:table-cell>
          <table:table-cell table:style-name="ce3" office:value-type="string">
            <text:p>Net conversion</text:p>
          </table:table-cell>
          <table:table-cell table:number-columns-repeated="1021"/>
        </table:table-row>
        <table:table-row table:style-name="ro1">
          <table:table-cell office:value-type="string">
            <text:p>Baseline conversion rate</text:p>
          </table:table-cell>
          <table:table-cell table:formula="of:=[.B6]" office:value-type="float" office:value="0.20625">
            <text:p>0,20625</text:p>
          </table:table-cell>
          <table:table-cell table:style-name="ce4" table:formula="of:=[.B9]" office:value-type="float" office:value="0.1093125">
            <text:p>0,1093</text:p>
          </table:table-cell>
          <table:table-cell table:number-columns-repeated="1021"/>
        </table:table-row>
        <table:table-row table:style-name="ro1">
          <table:table-cell office:value-type="string">
            <text:p>Minimum detectable effect</text:p>
          </table:table-cell>
          <table:table-cell table:formula="of:=[.C6]" office:value-type="float" office:value="0.01">
            <text:p>0,01</text:p>
          </table:table-cell>
          <table:table-cell table:formula="of:=[.C9]" office:value-type="float" office:value="0.0075">
            <text:p>0,0075</text:p>
          </table:table-cell>
          <table:table-cell office:value-type="string">
            <text:p>These numbers are dmin i.e. the provided minimum for business significance.</text:p>
          </table:table-cell>
          <table:table-cell table:number-columns-repeated="1020"/>
        </table:table-row>
        <table:table-row table:style-name="ro1">
          <table:table-cell office:value-type="string">
            <text:p>Sample size (click-through)</text:p>
          </table:table-cell>
          <table:table-cell office:value-type="float" office:value="25835">
            <text:p>25835</text:p>
          </table:table-cell>
          <table:table-cell office:value-type="float" office:value="27413">
            <text:p>27413</text:p>
          </table:table-cell>
          <table:table-cell office:value-type="string">
            <text:p>These numbers come from online calculator</text:p>
          </table:table-cell>
          <table:table-cell table:number-columns-repeated="1020"/>
        </table:table-row>
        <table:table-row table:style-name="ro1">
          <table:table-cell office:value-type="string">
            <text:p>Sample size (pageviews that click through)</text:p>
          </table:table-cell>
          <table:table-cell table:style-name="ce10" table:formula="of:=[.B38]/([.B5])" office:value-type="float" office:value="322937.5">
            <text:p>322937,50</text:p>
          </table:table-cell>
          <table:table-cell table:style-name="ce10" table:formula="of:=[.C38]/[.B5]" office:value-type="float" office:value="342662.5">
            <text:p>342662,50</text:p>
          </table:table-cell>
          <table:table-cell table:number-columns-repeated="1021"/>
        </table:table-row>
        <table:table-row table:style-name="ro1">
          <table:table-cell office:value-type="string">
            <text:p>Max(of the two sample sizes)</text:p>
          </table:table-cell>
          <table:table-cell table:style-name="ce10" table:formula="of:=MAX([.B39];[.C39])" office:value-type="float" office:value="342662.5">
            <text:p>342662,50</text:p>
          </table:table-cell>
          <table:table-cell table:number-columns-repeated="6"/>
          <table:table-cell table:formula="of:=2*322937.5" office:value-type="float" office:value="645875">
            <text:p>645875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Total number pageviews (1 for experiment, 1 for control)</text:p>
          </table:table-cell>
          <table:table-cell table:style-name="ce11" table:formula="of:=2*[.B40]" office:value-type="float" office:value="685325">
            <text:p>685325,00</text:p>
          </table:table-cell>
          <table:table-cell office:value-type="string">
            <text:p>This is the number of pageviews required for the exp.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Duration vs. Exposure</text:p>
          </table:table-cell>
          <table:table-cell table:number-columns-repeated="1023"/>
        </table:table-row>
        <table:table-row table:style-name="ro1">
          <table:table-cell office:value-type="string">
            <text:p>Fraction of traffic exposed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Length of experiment</text:p>
          </table:table-cell>
          <table:table-cell table:style-name="ce10" table:formula="of:=[.B41]/[.B2]/[.B45]" office:value-type="float" office:value="17.133125">
            <text:p>17,13</text:p>
          </table:table-cell>
          <table:table-cell table:number-columns-repeated="1022"/>
        </table:table-row>
        <table:table-row table:style-name="ro1">
          <table:table-cell office:value-type="string">
            <text:p>Length of experiment (rounded up to integer days)</text:p>
          </table:table-cell>
          <table:table-cell table:formula="of:=ROUND([.B46]+0.5;0)" office:value-type="float" office:value="18">
            <text:p>18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Sanity checks for invariant metric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1. Number of cookies</text:p>
          </table:table-cell>
          <table:table-cell table:number-columns-repeated="1023"/>
        </table:table-row>
        <table:table-row table:style-name="ro1">
          <table:table-cell office:value-type="string">
            <text:p>Number cookies (experiment) Ne</text:p>
          </table:table-cell>
          <table:table-cell table:formula="of:=+[Experiment.B40]" office:value-type="float" office:value="344660">
            <text:p>344660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umber cookies (control) Nc</text:p>
          </table:table-cell>
          <table:table-cell table:formula="of:=+[Control.B40]" office:value-type="float" office:value="345543">
            <text:p>345543</text:p>
          </table:table-cell>
          <table:table-cell table:number-columns-repeated="1022"/>
        </table:table-row>
        <table:table-row table:style-name="ro1">
          <table:table-cell office:value-type="string">
            <text:p>p (prob event is assigned to control group</text:p>
          </table:table-cell>
          <table:table-cell office:value-type="float" office:value="0.5">
            <text:p>0,5</text:p>
          </table:table-cell>
          <table:table-cell table:number-columns-repeated="1022"/>
        </table:table-row>
        <table:table-row table:style-name="ro1">
          <table:table-cell office:value-type="string">
            <text:p>SE (binomial)</text:p>
          </table:table-cell>
          <table:table-cell table:style-name="ce12" table:formula="of:=SQRT([.B55]*(1-[.B55])/([.B53]+[.B54]))" office:value-type="float" office:value="0.000601840740294325">
            <text:p>0,000602</text:p>
          </table:table-cell>
          <table:table-cell table:number-columns-repeated="1022"/>
        </table:table-row>
        <table:table-row table:style-name="ro1">
          <table:table-cell office:value-type="string">
            <text:p>Margin of error m=SE*Z</text:p>
          </table:table-cell>
          <table:table-cell table:style-name="ce4" table:formula="of:=1.96*[.B56]" office:value-type="float" office:value="0.00117960785097688">
            <text:p>0,00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lower limit</text:p>
          </table:table-cell>
          <table:table-cell table:style-name="ce4" table:formula="of:=[.B55]-[.B57]" office:value-type="float" office:value="0.498820392149023">
            <text:p>0,498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upper limit</text:p>
          </table:table-cell>
          <table:table-cell table:style-name="ce4" table:formula="of:=[.B55]+[.B57]" office:value-type="float" office:value="0.501179607850977">
            <text:p>0,5012</text:p>
          </table:table-cell>
          <table:table-cell table:number-columns-repeated="1022"/>
        </table:table-row>
        <table:table-row table:style-name="ro1">
          <table:table-cell office:value-type="string">
            <text:p>observed fraction</text:p>
          </table:table-cell>
          <table:table-cell table:style-name="ce4" table:formula="of:=[.B54]/([.B53]+[.B54])" office:value-type="float" office:value="0.500639666880613">
            <text:p>0,5006</text:p>
          </table:table-cell>
          <table:table-cell table:style-name="Excel_20_Built-in_20_Normal"/>
          <table:table-cell table:number-columns-repeated="1021"/>
        </table:table-row>
        <table:table-row table:style-name="ro1">
          <table:table-cell office:value-type="string">
            <text:p>is observed fraction within confidence interval (pass)?</text:p>
          </table:table-cell>
          <table:table-cell table:formula="of:=IF(AND([.B60]&gt;[.B58];[.B60]&lt;[.B59]);&quot;yes&quot;;&quot;no&quot;)" office:value-type="string" office:string-value="yes">
            <text:p>yes</text:p>
          </table:table-cell>
          <table:table-cell table:style-name="Excel_20_Built-in_20_Normal"/>
          <table:table-cell table:number-columns-repeated="1021"/>
        </table:table-row>
        <table:table-row table:style-name="ro1">
          <table:table-cell/>
          <table:table-cell table:style-name="Excel_20_Built-in_20_Normal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2. Number of clicks</text:p>
          </table:table-cell>
          <table:table-cell table:number-columns-repeated="1023"/>
        </table:table-row>
        <table:table-row table:style-name="ro1">
          <table:table-cell office:value-type="string">
            <text:p>Number clicks (experiment) Ne</text:p>
          </table:table-cell>
          <table:table-cell table:formula="of:=+[Experiment.C40]" office:value-type="float" office:value="28325">
            <text:p>2832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umber clicks (control) Nc</text:p>
          </table:table-cell>
          <table:table-cell table:formula="of:=+[Control.C40]" office:value-type="float" office:value="28378">
            <text:p>28378</text:p>
          </table:table-cell>
          <table:table-cell table:number-columns-repeated="1022"/>
        </table:table-row>
        <table:table-row table:style-name="ro1">
          <table:table-cell office:value-type="string">
            <text:p>p (prob event is assigned to control group</text:p>
          </table:table-cell>
          <table:table-cell office:value-type="float" office:value="0.5">
            <text:p>0,5</text:p>
          </table:table-cell>
          <table:table-cell table:number-columns-repeated="1022"/>
        </table:table-row>
        <table:table-row table:style-name="ro1">
          <table:table-cell office:value-type="string">
            <text:p>SE (binomial)</text:p>
          </table:table-cell>
          <table:table-cell table:style-name="ce12" table:formula="of:=SQRT([.B66]*(1-[.B66])/([.B64]+[.B65]))" office:value-type="float" office:value="0.00209974707969925">
            <text:p>0,002100</text:p>
          </table:table-cell>
          <table:table-cell table:number-columns-repeated="1022"/>
        </table:table-row>
        <table:table-row table:style-name="ro1">
          <table:table-cell office:value-type="string">
            <text:p>Margin of error m=SE*Z</text:p>
          </table:table-cell>
          <table:table-cell table:style-name="ce4" table:formula="of:=1.96*[.B67]" office:value-type="float" office:value="0.00411550427621053">
            <text:p>0,004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lower limit</text:p>
          </table:table-cell>
          <table:table-cell table:style-name="ce4" table:formula="of:=[.B66]-[.B68]" office:value-type="float" office:value="0.495884495723789">
            <text:p>0,49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upper limit</text:p>
          </table:table-cell>
          <table:table-cell table:style-name="ce4" table:formula="of:=[.B66]+[.B68]" office:value-type="float" office:value="0.504115504276211">
            <text:p>0,5041</text:p>
          </table:table-cell>
          <table:table-cell table:number-columns-repeated="1022"/>
        </table:table-row>
        <table:table-row table:style-name="ro1">
          <table:table-cell office:value-type="string">
            <text:p>observed fraction</text:p>
          </table:table-cell>
          <table:table-cell table:style-name="ce4" table:formula="of:=[.B65]/([.B64]+[.B65])" office:value-type="float" office:value="0.500467347406663">
            <text:p>0,5005</text:p>
          </table:table-cell>
          <table:table-cell table:number-columns-repeated="1022"/>
        </table:table-row>
        <table:table-row table:style-name="ro1">
          <table:table-cell office:value-type="string">
            <text:p>is observed fraction within confidence interval (pass)?</text:p>
          </table:table-cell>
          <table:table-cell table:formula="of:=IF(AND([.B71]&gt;[.B69];[.B71]&lt;[.B70]);&quot;yes&quot;;&quot;no&quot;)" office:value-type="string" office:string-value="yes">
            <text:p>y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Lesson 1.25 Quiz: Calculating Results</text:p>
          </table:table-cell>
          <table:table-cell table:number-columns-repeated="1023"/>
        </table:table-row>
        <table:table-row table:style-name="ro1">
          <table:table-cell office:value-type="string">
            <text:p>Explanation on using Control group data only for Sanity Check</text:p>
          </table:table-cell>
          <table:table-cell table:number-columns-repeated="1023"/>
        </table:table-row>
        <table:table-row table:style-name="ro1">
          <table:table-cell office:value-type="string">
            <text:p>https://discussions.udacity.com/t/sanity-check-on-click-through-probability/3967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3. Click-through probability</text:p>
          </table:table-cell>
          <table:table-cell office:value-type="string">
            <text:p>WRONG</text:p>
          </table:table-cell>
          <table:table-cell office:value-type="string">
            <text:p>CORRECT</text:p>
          </table:table-cell>
          <table:table-cell table:number-columns-repeated="1021"/>
        </table:table-row>
        <table:table-row table:style-name="ro1">
          <table:table-cell office:value-type="string">
            <text:p>Pages views – Cookies Nc</text:p>
          </table:table-cell>
          <table:table-cell table:formula="of:=+[.B54]" office:value-type="float" office:value="345543">
            <text:p>345543</text:p>
          </table:table-cell>
          <table:table-cell table:formula="of:=+[.B54]" office:value-type="float" office:value="345543">
            <text:p>345543</text:p>
          </table:table-cell>
          <table:table-cell table:number-columns-repeated="1021"/>
        </table:table-row>
        <table:table-row table:style-name="ro1">
          <table:table-cell office:value-type="string">
            <text:p>Pages views – Cookies Ne</text:p>
          </table:table-cell>
          <table:table-cell table:formula="of:=+[.B53]" office:value-type="float" office:value="344660">
            <text:p>344660</text:p>
          </table:table-cell>
          <table:table-cell table:formula="of:=+[.B53]" office:value-type="float" office:value="344660">
            <text:p>344660</text:p>
          </table:table-cell>
          <table:table-cell table:number-columns-repeated="1021"/>
        </table:table-row>
        <table:table-row table:style-name="ro1">
          <table:table-cell table:style-name="ce5" office:value-type="string">
            <text:p>Number clicks (control) Xc</text:p>
          </table:table-cell>
          <table:table-cell table:formula="of:=+[.B65]" office:value-type="float" office:value="28378">
            <text:p>28378</text:p>
          </table:table-cell>
          <table:table-cell table:formula="of:=+[.B65]" office:value-type="float" office:value="28378">
            <text:p>28378</text:p>
          </table:table-cell>
          <table:table-cell table:number-columns-repeated="1021"/>
        </table:table-row>
        <table:table-row table:style-name="ro1">
          <table:table-cell office:value-type="string">
            <text:p>Number clicks (experiment) Xe</text:p>
          </table:table-cell>
          <table:table-cell table:formula="of:=+[.B64]" office:value-type="float" office:value="28325">
            <text:p>28325</text:p>
          </table:table-cell>
          <table:table-cell table:formula="of:=+[.B64]" office:value-type="float" office:value="28325">
            <text:p>28325</text:p>
          </table:table-cell>
          <table:table-cell table:number-columns-repeated="1021"/>
        </table:table-row>
        <table:table-row table:style-name="ro1">
          <table:table-cell office:value-type="string">
            <text:p>CTRc</text:p>
          </table:table-cell>
          <table:table-cell table:style-name="ce13" table:formula="of:=+[.B80]/[.B78]" office:value-type="float" office:value="0.0821258135745768">
            <text:p>0,08213</text:p>
          </table:table-cell>
          <table:table-cell table:style-name="ce4" table:formula="of:=+[.C80]/[.C78]" office:value-type="float" office:value="0.0821258135745768">
            <text:p>0,0821</text:p>
          </table:table-cell>
          <table:table-cell table:number-columns-repeated="1021"/>
        </table:table-row>
        <table:table-row table:style-name="ro1">
          <table:table-cell office:value-type="string">
            <text:p>CTRe</text:p>
          </table:table-cell>
          <table:table-cell table:style-name="ce13" table:formula="of:=+[.B81]/[.B79]" office:value-type="float" office:value="0.0821824406661638">
            <text:p>0,08218</text:p>
          </table:table-cell>
          <table:table-cell table:style-name="ce15" table:formula="of:=+[.C81]/[.C79]" office:value-type="float" office:value="0.0821824406661638">
            <text:p>0,082182441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P-pool : ((Xc + Xe) / (Nc + Ne))</text:p>
          </table:table-cell>
          <table:table-cell table:style-name="ce13" table:formula="of:=+(([.B81]+[.B80])/([.B78]+[.B79]))" office:value-type="float" office:value="0.0821540908978953">
            <text:p>0,08215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CTRc SE : SQRT[(P * (1-P) / (Nc + Ne)]</text:p>
          </table:table-cell>
          <table:table-cell table:style-name="ce13" table:formula="of:=SQRT([.B84]*(1-[.B84])/([.B78]+[.B79]))" office:value-type="float" office:value="0.000330530137330539">
            <text:p>0,00033</text:p>
          </table:table-cell>
          <table:table-cell table:style-name="ce4" table:formula="of:=+SQRT([.C82]*(1-[.C82])/[.C78])" office:value-type="float" office:value="0.000467068276554644">
            <text:p>0,0005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D-pool</text:p>
          </table:table-cell>
          <table:table-cell table:style-name="ce13" table:formula="of:=+[.B83]-[.B82]" office:value-type="float" office:value="0.000056627091586936">
            <text:p>0,00006</text:p>
          </table:table-cell>
          <table:table-cell table:number-columns-repeated="1022"/>
        </table:table-row>
        <table:table-row table:style-name="ro1">
          <table:table-cell office:value-type="string">
            <text:p>Margin of error m=SE*Z</text:p>
          </table:table-cell>
          <table:table-cell table:style-name="ce13" table:formula="of:=1.96*[.B85]" office:value-type="float" office:value="0.000647839069167856">
            <text:p>0,00065</text:p>
          </table:table-cell>
          <table:table-cell table:style-name="ce4" table:formula="of:=+[.C85]*1.96" office:value-type="float" office:value="0.000915453822047103">
            <text:p>0,0009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lower limit</text:p>
          </table:table-cell>
          <table:table-cell table:style-name="ce13" table:formula="of:=[.B86]-[.B87]" office:value-type="float" office:value="-0.00059121197758092">
            <text:p>-0,00059</text:p>
          </table:table-cell>
          <table:table-cell table:style-name="ce4" table:formula="of:=+[.C82]-[.C87]" office:value-type="float" office:value="0.0812103597525297">
            <text:p>0,0812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upper limit</text:p>
          </table:table-cell>
          <table:table-cell table:style-name="ce13" table:formula="of:=[.B86]+[.B87]" office:value-type="float" office:value="0.000704466160754792">
            <text:p>0,00070</text:p>
          </table:table-cell>
          <table:table-cell table:style-name="ce4" table:formula="of:=+[.C82]+[.C87]" office:value-type="float" office:value="0.0830412673966239">
            <text:p>0,0830</text:p>
          </table:table-cell>
          <table:table-cell table:number-columns-repeated="1021"/>
        </table:table-row>
        <table:table-row table:style-name="ro1">
          <table:table-cell office:value-type="string">
            <text:p>observed fraction</text:p>
          </table:table-cell>
          <table:table-cell table:style-name="ce4"/>
          <table:table-cell table:formula="of:=+[.C83]" office:value-type="float" office:value="0.0821824406661638">
            <text:p>0,0821824407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Effect size tests (for evaluation metrics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Lesson 5.14 « Multiple Metrics » for Bonferroni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so check Lesson 1.26 « Confidence Interval cases » for more examples fo accept/reject</text:p>
          </table:table-cell>
          <table:table-cell table:number-columns-repeated="1023"/>
        </table:table-row>
        <table:table-row table:style-name="ro1">
          <table:table-cell office:value-type="string">
            <text:p>Did you use a bonferroni correction</text:p>
          </table:table-cell>
          <table:table-cell office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1.Gross conversion</text:p>
          </table:table-cell>
          <table:table-cell table:number-columns-repeated="1023"/>
        </table:table-row>
        <table:table-row table:style-name="ro1">
          <table:table-cell table:style-name="Excel_20_Built-in_20_Normal" office:value-type="float" office:value="17293">
            <text:p>17293</text:p>
          </table:table-cell>
          <table:table-cell table:style-name="Excel_20_Built-in_20_Normal" office:value-type="string">
            <text:p>Nc</text:p>
          </table:table-cell>
          <table:table-cell office:value-type="string">
            <text:p>Clicks</text:p>
          </table:table-cell>
          <table:table-cell table:number-columns-repeated="1021"/>
        </table:table-row>
        <table:table-row table:style-name="ro1">
          <table:table-cell table:style-name="Excel_20_Built-in_20_Normal" office:value-type="float" office:value="3785">
            <text:p>3785</text:p>
          </table:table-cell>
          <table:table-cell table:style-name="Excel_20_Built-in_20_Normal" office:value-type="string">
            <text:p>Xc</text:p>
          </table:table-cell>
          <table:table-cell office:value-type="string">
            <text:p>Enrollments</text:p>
          </table:table-cell>
          <table:table-cell table:number-columns-repeated="1021"/>
        </table:table-row>
        <table:table-row table:style-name="ro1">
          <table:table-cell table:style-name="Excel_20_Built-in_20_Normal" office:value-type="float" office:value="17260">
            <text:p>17260</text:p>
          </table:table-cell>
          <table:table-cell table:style-name="Excel_20_Built-in_20_Normal" office:value-type="string">
            <text:p>Ne</text:p>
          </table:table-cell>
          <table:table-cell office:value-type="string">
            <text:p>Clicks</text:p>
          </table:table-cell>
          <table:table-cell table:number-columns-repeated="1021"/>
        </table:table-row>
        <table:table-row table:style-name="ro1">
          <table:table-cell table:style-name="Excel_20_Built-in_20_Normal" office:value-type="float" office:value="3423">
            <text:p>3423</text:p>
          </table:table-cell>
          <table:table-cell table:style-name="Excel_20_Built-in_20_Normal" office:value-type="string">
            <text:p>Xe</text:p>
          </table:table-cell>
          <table:table-cell office:value-type="string">
            <text:p>Enrollments</text:p>
          </table:table-cell>
          <table:table-cell table:number-columns-repeated="1021"/>
        </table:table-row>
        <table:table-row table:style-name="ro1">
          <table:table-cell table:style-name="Excel_20_Built-in_20_Normal" table:formula="of:=([.A100]+[.A102])/([.A99]+[.A101])" office:value-type="float" office:value="0.208607067403699">
            <text:p>0,2086070674</text:p>
          </table:table-cell>
          <table:table-cell table:style-name="Excel_20_Built-in_20_Normal" office:value-type="string">
            <text:p>p(pool)</text:p>
          </table:table-cell>
          <table:table-cell table:number-columns-repeated="1022"/>
        </table:table-row>
        <table:table-row table:style-name="ro1">
          <table:table-cell table:style-name="Excel_20_Built-in_20_Normal" table:formula="of:=SQRT([.A103]*(1-[.A103])*(1/[.A99]+1/[.A101]))" office:value-type="float" office:value="0.00437167538522594">
            <text:p>0,0043716754</text:p>
          </table:table-cell>
          <table:table-cell table:style-name="Excel_20_Built-in_20_Normal" office:value-type="string">
            <text:p>SEpool</text:p>
          </table:table-cell>
          <table:table-cell table:number-columns-repeated="1022"/>
        </table:table-row>
        <table:table-row table:style-name="ro1">
          <table:table-cell table:style-name="Excel_20_Built-in_20_Normal" table:formula="of:=[.A102]/[.A101]-[.A100]/[.A99]" office:value-type="float" office:value="-0.0205548745803616">
            <text:p>-0,0205548746</text:p>
          </table:table-cell>
          <table:table-cell table:style-name="Excel_20_Built-in_20_Normal" office:value-type="string">
            <text:p>dhat</text:p>
          </table:table-cell>
          <table:table-cell office:value-type="string">
            <text:p>This was negative indicating experiment value is lower than control.</text:p>
          </table:table-cell>
          <table:table-cell table:number-columns-repeated="1021"/>
        </table:table-row>
        <table:table-row table:style-name="ro1">
          <table:table-cell table:style-name="ce8" office:value-type="percentage" office:value="0.95">
            <text:p>95%</text:p>
          </table:table-cell>
          <table:table-cell table:style-name="Excel_20_Built-in_20_Normal" office:value-type="string">
            <text:p>conf interval</text:p>
          </table:table-cell>
          <table:table-cell table:number-columns-repeated="1022"/>
        </table:table-row>
        <table:table-row table:style-name="ro1">
          <table:table-cell table:style-name="Excel_20_Built-in_20_Normal" table:formula="of:=(1-[.A106])/2" office:value-type="float" office:value="0.025">
            <text:p>0,025</text:p>
          </table:table-cell>
          <table:table-cell table:style-name="Excel_20_Built-in_20_Normal" office:value-type="string">
            <text:p>% in the R tail</text:p>
          </table:table-cell>
          <table:table-cell table:number-columns-repeated="1022"/>
        </table:table-row>
        <table:table-row table:style-name="ro1">
          <table:table-cell table:style-name="Excel_20_Built-in_20_Normal" table:formula="of:=1-[.A107]" office:value-type="float" office:value="0.975">
            <text:p>0,975</text:p>
          </table:table-cell>
          <table:table-cell table:style-name="Excel_20_Built-in_20_Normal" office:value-type="string">
            <text:p>prob in the R half minus the tail</text:p>
          </table:table-cell>
          <table:table-cell table:number-columns-repeated="1022"/>
        </table:table-row>
        <table:table-row table:style-name="ro1">
          <table:table-cell table:style-name="Excel_20_Built-in_20_Normal" office:value-type="float" office:value="1.96">
            <text:p>1,96</text:p>
          </table:table-cell>
          <table:table-cell table:style-name="Excel_20_Built-in_20_Normal" office:value-type="string">
            <text:p>Z score from table for this prob</text:p>
          </table:table-cell>
          <table:table-cell table:number-columns-repeated="1022"/>
        </table:table-row>
        <table:table-row table:style-name="ro1">
          <table:table-cell table:style-name="Excel_20_Built-in_20_Normal" table:formula="of:=[.A109]*[.A104]" office:value-type="float" office:value="0.00856848375504284">
            <text:p>0,0085684838</text:p>
          </table:table-cell>
          <table:table-cell table:style-name="Excel_20_Built-in_20_Normal" office:value-type="string">
            <text:p>m= Z*SE</text:p>
          </table:table-cell>
          <table:table-cell office:value-type="string">
            <text:p>margin of error</text:p>
          </table:table-cell>
          <table:table-cell table:number-columns-repeated="1021"/>
        </table:table-row>
        <table:table-row table:style-name="ro1">
          <table:table-cell table:style-name="ce9" table:formula="of:=[.A105]-[.A110]" office:value-type="float" office:value="-0.0291233583354044">
            <text:p>-0,0291233583</text:p>
          </table:table-cell>
          <table:table-cell table:style-name="ce9" office:value-type="string">
            <text:p>lower limit</text:p>
          </table:table-cell>
          <table:table-cell table:number-columns-repeated="1022"/>
        </table:table-row>
        <table:table-row table:style-name="ro1">
          <table:table-cell table:style-name="ce9" table:formula="of:=[.A105]+[.A110]" office:value-type="float" office:value="-0.0119863908253187">
            <text:p>-0,0119863908</text:p>
          </table:table-cell>
          <table:table-cell table:style-name="ce9" office:value-type="string">
            <text:p>upper limit</text:p>
          </table:table-cell>
          <table:table-cell table:number-columns-repeated="1022"/>
        </table:table-row>
        <table:table-row table:style-name="ro1">
          <table:table-cell table:style-name="Excel_20_Built-in_20_Normal" office:value-type="float" office:value="0.01">
            <text:p>0,01</text:p>
          </table:table-cell>
          <table:table-cell table:style-name="Excel_20_Built-in_20_Normal" office:value-type="string">
            <text:p>dmin (This is the minimum difference we need for business significance)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yes</text:p>
          </table:table-cell>
          <table:table-cell table:style-name="ce9" office:value-type="string">
            <text:p>Statistical significance. Is the difference statistically significant (interval does not include 0)?</text:p>
          </table:table-cell>
          <table:table-cell table:number-columns-repeated="1022"/>
        </table:table-row>
        <table:table-row table:style-name="ro1">
          <table:table-cell table:style-name="ce9" table:formula="of:=IF(MIN(ABS([.A111]);ABS([.A112]))&gt;[.A113];&quot;yes&quot;;&quot;no&quot;)" office:value-type="string" office:string-value="yes">
            <text:p>yes</text:p>
          </table:table-cell>
          <table:table-cell table:style-name="ce9" office:value-type="string">
            <text:p>Practical significance. Is the lower limit of the confidence interval above (more significant) than the dmin level?</text:p>
          </table:table-cell>
          <table:table-cell table:style-name="ce14" table:number-columns-repeated="2"/>
          <table:table-cell table:style-name="ce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2. Net conversion</text:p>
          </table:table-cell>
          <table:table-cell table:number-columns-repeated="1023"/>
        </table:table-row>
        <table:table-row table:style-name="ro1">
          <table:table-cell office:value-type="float" office:value="17293">
            <text:p>17293</text:p>
          </table:table-cell>
          <table:table-cell office:value-type="string">
            <text:p>Nc</text:p>
          </table:table-cell>
          <table:table-cell office:value-type="string">
            <text:p>Clicks</text:p>
          </table:table-cell>
          <table:table-cell table:number-columns-repeated="1021"/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Xc</text:p>
          </table:table-cell>
          <table:table-cell office:value-type="string">
            <text:p>Payments</text:p>
          </table:table-cell>
          <table:table-cell table:number-columns-repeated="1021"/>
        </table:table-row>
        <table:table-row table:style-name="ro1">
          <table:table-cell office:value-type="float" office:value="17260">
            <text:p>17260</text:p>
          </table:table-cell>
          <table:table-cell office:value-type="string">
            <text:p>Ne</text:p>
          </table:table-cell>
          <table:table-cell office:value-type="string">
            <text:p>Clicks</text:p>
          </table:table-cell>
          <table:table-cell table:number-columns-repeated="1021"/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Xe</text:p>
          </table:table-cell>
          <table:table-cell office:value-type="string">
            <text:p>Payments</text:p>
          </table:table-cell>
          <table:table-cell table:number-columns-repeated="1021"/>
        </table:table-row>
        <table:table-row table:style-name="ro1">
          <table:table-cell table:style-name="Excel_20_Built-in_20_Normal" table:formula="of:=([.A119]+[.A121])/([.A118]+[.A120])" office:value-type="float" office:value="0.115127485312419">
            <text:p>0,1151274853</text:p>
          </table:table-cell>
          <table:table-cell office:value-type="string">
            <text:p>p(pool)</text:p>
          </table:table-cell>
          <table:table-cell table:number-columns-repeated="1022"/>
        </table:table-row>
        <table:table-row table:style-name="ro1">
          <table:table-cell table:style-name="Excel_20_Built-in_20_Normal" table:formula="of:=SQRT([.A122]*(1-[.A122])*(1/[.A118]+1/[.A120]))" office:value-type="float" office:value="0.00343413351293242">
            <text:p>0,0034341335</text:p>
          </table:table-cell>
          <table:table-cell office:value-type="string">
            <text:p>SEpool</text:p>
          </table:table-cell>
          <table:table-cell table:number-columns-repeated="1022"/>
        </table:table-row>
        <table:table-row table:style-name="ro1">
          <table:table-cell table:style-name="Excel_20_Built-in_20_Normal" table:formula="of:=[.A121]/[.A120]-[.A119]/[.A118]" office:value-type="float" office:value="-0.00487372267454417">
            <text:p>-0,0048737227</text:p>
          </table:table-cell>
          <table:table-cell office:value-type="string">
            <text:p>dhat</text:p>
          </table:table-cell>
          <table:table-cell table:number-columns-repeated="1022"/>
        </table:table-row>
        <table:table-row table:style-name="ro1">
          <table:table-cell table:style-name="ce8" office:value-type="percentage" office:value="0.95">
            <text:p>95%</text:p>
          </table:table-cell>
          <table:table-cell office:value-type="string">
            <text:p>conf interval</text:p>
          </table:table-cell>
          <table:table-cell table:number-columns-repeated="1022"/>
        </table:table-row>
        <table:table-row table:style-name="ro1">
          <table:table-cell table:style-name="Excel_20_Built-in_20_Normal" table:formula="of:=(1-[.A125])/2" office:value-type="float" office:value="0.025">
            <text:p>0,025</text:p>
          </table:table-cell>
          <table:table-cell office:value-type="string">
            <text:p>% in the R tail</text:p>
          </table:table-cell>
          <table:table-cell table:number-columns-repeated="1022"/>
        </table:table-row>
        <table:table-row table:style-name="ro1">
          <table:table-cell table:style-name="Excel_20_Built-in_20_Normal" table:formula="of:=1-[.A126]" office:value-type="float" office:value="0.975">
            <text:p>0,975</text:p>
          </table:table-cell>
          <table:table-cell office:value-type="string">
            <text:p>prob in the R half minus the tail</text:p>
          </table:table-cell>
          <table:table-cell table:number-columns-repeated="1022"/>
        </table:table-row>
        <table:table-row table:style-name="ro1">
          <table:table-cell table:style-name="Excel_20_Built-in_20_Normal" office:value-type="float" office:value="1.96">
            <text:p>1,96</text:p>
          </table:table-cell>
          <table:table-cell office:value-type="string">
            <text:p>Z score from table for this prob</text:p>
          </table:table-cell>
          <table:table-cell table:number-columns-repeated="1022"/>
        </table:table-row>
        <table:table-row table:style-name="ro1">
          <table:table-cell table:style-name="Excel_20_Built-in_20_Normal" table:formula="of:=[.A128]*[.A123]" office:value-type="float" office:value="0.00673090168534755">
            <text:p>0,0067309017</text:p>
          </table:table-cell>
          <table:table-cell office:value-type="string">
            <text:p>m= Z*SE</text:p>
          </table:table-cell>
          <table:table-cell table:number-columns-repeated="1022"/>
        </table:table-row>
        <table:table-row table:style-name="ro1">
          <table:table-cell table:style-name="ce9" table:formula="of:=[.A124]-[.A129]" office:value-type="float" office:value="-0.0116046243598917">
            <text:p>-0,0116046244</text:p>
          </table:table-cell>
          <table:table-cell table:style-name="ce14" office:value-type="string">
            <text:p>lower limit</text:p>
          </table:table-cell>
          <table:table-cell table:number-columns-repeated="1022"/>
        </table:table-row>
        <table:table-row table:style-name="ro1">
          <table:table-cell table:style-name="ce9" table:formula="of:=[.A124]+[.A129]" office:value-type="float" office:value="0.00185717901080338">
            <text:p>0,001857179</text:p>
          </table:table-cell>
          <table:table-cell table:style-name="ce14" office:value-type="string">
            <text:p>upper limit</text:p>
          </table:table-cell>
          <table:table-cell table:number-columns-repeated="1022"/>
        </table:table-row>
        <table:table-row table:style-name="ro1">
          <table:table-cell table:style-name="Excel_20_Built-in_20_Normal" office:value-type="float" office:value="0.0075">
            <text:p>0,0075</text:p>
          </table:table-cell>
          <table:table-cell office:value-type="string">
            <text:p>dmin (This is the minimum difference we need for business significance)</text:p>
          </table:table-cell>
          <table:table-cell table:number-columns-repeated="1022"/>
        </table:table-row>
        <table:table-row table:style-name="ro1">
          <table:table-cell table:style-name="ce9" office:value-type="string">
            <text:p>no</text:p>
          </table:table-cell>
          <table:table-cell table:style-name="ce9" office:value-type="string">
            <text:p>Statistical significance. Is the difference statistically significant (interval does not include 0)?</text:p>
          </table:table-cell>
          <table:table-cell table:number-columns-repeated="1022"/>
        </table:table-row>
        <table:table-row table:style-name="ro1">
          <table:table-cell table:style-name="ce9" table:formula="of:=IF(MIN(ABS([.A130]);ABS([.A131]))&gt;[.A132];&quot;yes&quot;;&quot;no&quot;)" office:value-type="string" office:string-value="no">
            <text:p>no</text:p>
          </table:table-cell>
          <table:table-cell table:style-name="ce9" office:value-type="string">
            <text:p>Practical significance. Is the lower limit of the confidence interval above (more significant) than the dmin level?</text:p>
          </table:table-cell>
          <table:table-cell table:style-name="ce3" table:number-columns-repeated="1022"/>
        </table:table-row>
        <table:table-row table:style-name="ro1" table:number-rows-repeated="2">
          <table:table-cell table:style-name="ce9" table:number-columns-repeated="2"/>
          <table:table-cell table:style-name="ce3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Sign test</text:p>
          </table:table-cell>
          <table:table-cell office:value-type="string">
            <text:p>Calculations in other tab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Lesson 5.9 : « Single Metric : example »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Also check Lesson 1.26 « Confidence Interval cases » for more examples fo accept/reject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1. Gross conversion</text:p>
          </table:table-cell>
          <table:table-cell/>
          <table:table-cell office:value-type="string">
            <text:p>Use calc at:</text:p>
          </table:table-cell>
          <table:table-cell office:value-type="string">
            <text:p>http://graphpad.com/quickcalcs/binomial1.cfm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umber of successes (# days where enroll rate is higher in exp. group rather than control grp.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umber of trials (total number of days)</text:p>
          </table:table-cell>
          <table:table-cell table:number-columns-repeated="1022"/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hypothetical probability (for a "success" day to occur by chance)</text:p>
          </table:table-cell>
          <table:table-cell table:number-columns-repeated="1022"/>
        </table:table-row>
        <table:table-row table:style-name="ro1">
          <table:table-cell office:value-type="float" office:value="0.0026">
            <text:p>0,0026</text:p>
          </table:table-cell>
          <table:table-cell office:value-type="string">
            <text:p>2-tail P value from sign test</text:p>
          </table:table-cell>
          <table:table-cell table:number-columns-repeated="1022"/>
        </table:table-row>
        <table:table-row table:style-name="ro1">
          <table:table-cell table:style-name="ce3" table:formula="of:=IF([.A145]&lt;0.05;&quot;yes&quot;;&quot;no&quot;)" office:value-type="string" office:string-value="yes">
            <text:p>yes</text:p>
          </table:table-cell>
          <table:table-cell table:style-name="ce3" office:value-type="string">
            <text:p>Statistically significant by sign test (alpha=0.0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2. Net conversion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umber of successes (# days where pay rate is higher in exp. group rather than control grp.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umber of trials (total number of days)</text:p>
          </table:table-cell>
          <table:table-cell table:number-columns-repeated="1022"/>
        </table:table-row>
        <table:table-row table:style-name="ro1">
          <table:table-cell office:value-type="float" office:value="0.5">
            <text:p>0,5</text:p>
          </table:table-cell>
          <table:table-cell office:value-type="string">
            <text:p>hypothetical probability (for a "success" day to occur by chance)</text:p>
          </table:table-cell>
          <table:table-cell table:number-columns-repeated="1022"/>
        </table:table-row>
        <table:table-row table:style-name="ro1">
          <table:table-cell office:value-type="float" office:value="0.6776">
            <text:p>0,6776</text:p>
          </table:table-cell>
          <table:table-cell office:value-type="string">
            <text:p>2-tail P value from sign test</text:p>
          </table:table-cell>
          <table:table-cell table:number-columns-repeated="1022"/>
        </table:table-row>
        <table:table-row table:style-name="ro1">
          <table:table-cell table:style-name="ce3" table:formula="of:=IF([.A152]&lt;0.05;&quot;yes&quot;;&quot;no&quot;)" office:value-type="string" office:string-value="no">
            <text:p>no</text:p>
          </table:table-cell>
          <table:table-cell table:style-name="ce3" office:value-type="string">
            <text:p>Statistically significant by sign test (alpha=0.05)</text:p>
          </table:table-cell>
          <table:table-cell table:number-columns-repeated="1022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 test data" table:style-name="ta2" table:print="false">
        <office:forms form:automatic-focus="false" form:apply-design-mode="false"/>
        <table:table-column table:style-name="co4" table:number-columns-repeated="6" table:default-cell-style-name="Excel_20_Built-in_20_Normal"/>
        <table:table-column table:style-name="co5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number-columns-repeated="1007" table:default-cell-style-name="Excel_20_Built-in_20_Normal"/>
        <table:table-row table:style-name="ro2">
          <table:table-cell office:value-type="string">
            <text:p>Experiment</text:p>
          </table:table-cell>
          <table:table-cell table:number-columns-repeated="7"/>
          <table:table-cell office:value-type="string">
            <text:p>Control</text:p>
          </table:table-cell>
          <table:table-cell table:number-columns-repeated="1015"/>
        </table:table-row>
        <table:table-row table:style-name="ro2">
          <table:table-cell office:value-type="string">
            <text:p>Date</text:p>
          </table:table-cell>
          <table:table-cell office:value-type="string">
            <text:p>Pageviews</text:p>
          </table:table-cell>
          <table:table-cell office:value-type="string">
            <text:p>Clicks</text:p>
          </table:table-cell>
          <table:table-cell office:value-type="string">
            <text:p>Enrollments</text:p>
          </table:table-cell>
          <table:table-cell office:value-type="string">
            <text:p>Payments</text:p>
          </table:table-cell>
          <table:table-cell office:value-type="string">
            <text:p>Click rate</text:p>
          </table:table-cell>
          <table:table-cell office:value-type="string">
            <text:p>Enrollment rate</text:p>
          </table:table-cell>
          <table:table-cell office:value-type="string">
            <text:p>Payment rate</text:p>
          </table:table-cell>
          <table:table-cell table:style-name="ce16" office:value-type="string">
            <text:p>Pageviews</text:p>
          </table:table-cell>
          <table:table-cell table:style-name="ce16" office:value-type="string">
            <text:p>Clicks</text:p>
          </table:table-cell>
          <table:table-cell table:style-name="ce16" office:value-type="string">
            <text:p>Enrollments</text:p>
          </table:table-cell>
          <table:table-cell table:style-name="ce16" office:value-type="string">
            <text:p>Payments</text:p>
          </table:table-cell>
          <table:table-cell table:style-name="ce16" office:value-type="string">
            <text:p>Click rate</text:p>
          </table:table-cell>
          <table:table-cell table:style-name="ce16" office:value-type="string">
            <text:p>Enrollment rate</text:p>
          </table:table-cell>
          <table:table-cell table:style-name="ce16" office:value-type="string">
            <text:p>Payment rate</text:p>
          </table:table-cell>
          <table:table-cell table:style-name="ce16" office:value-type="string">
            <text:p>CTRe &gt; CTRc</text:p>
          </table:table-cell>
          <table:table-cell table:style-name="ce16" office:value-type="string">
            <text:p>Enroll(e) &gt; Enroll(c)</text:p>
          </table:table-cell>
          <table:table-cell table:style-name="ce16" office:value-type="string">
            <text:p>Pay(e) &gt; Pay(c)</text:p>
          </table:table-cell>
          <table:table-cell table:number-columns-repeated="1006"/>
        </table:table-row>
        <table:table-row table:style-name="ro2">
          <table:table-cell office:value-type="string">
            <text:p>Sat, Oct 11</text:p>
          </table:table-cell>
          <table:table-cell office:value-type="float" office:value="7716">
            <text:p>7716</text:p>
          </table:table-cell>
          <table:table-cell office:value-type="float" office:value="686">
            <text:p>686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table:formula="of:=[.C3]/[.$B3]" office:value-type="float" office:value="0.0889061689994816">
            <text:p>0,088906169</text:p>
          </table:table-cell>
          <table:table-cell table:formula="of:=[.D3]/[.$B3]" office:value-type="float" office:value="0.0136080870917574">
            <text:p>0,0136080871</text:p>
          </table:table-cell>
          <table:table-cell table:formula="of:=[.E3]/[.$B3]" office:value-type="float" office:value="0.00440642820114049">
            <text:p>0,0044064282</text:p>
          </table:table-cell>
          <table:table-cell table:style-name="ce17" office:value-type="float" office:value="7723">
            <text:p>7723</text:p>
          </table:table-cell>
          <table:table-cell table:style-name="ce17" office:value-type="float" office:value="687">
            <text:p>687</text:p>
          </table:table-cell>
          <table:table-cell table:style-name="ce17" office:value-type="float" office:value="134">
            <text:p>134</text:p>
          </table:table-cell>
          <table:table-cell table:style-name="ce17" office:value-type="float" office:value="70">
            <text:p>70</text:p>
          </table:table-cell>
          <table:table-cell table:formula="of:=[.J3]/[.$I3]" office:value-type="float" office:value="0.0889550692735983">
            <text:p>0,0889550693</text:p>
          </table:table-cell>
          <table:table-cell table:formula="of:=[.K3]/[.$I3]" office:value-type="float" office:value="0.0173507704260003">
            <text:p>0,0173507704</text:p>
          </table:table-cell>
          <table:table-cell table:formula="of:=[.L3]/[.$I3]" office:value-type="float" office:value="0.00906383529716432">
            <text:p>0,0090638353</text:p>
          </table:table-cell>
          <table:table-cell table:formula="of:=IF([.F3]&gt;[.M3];1;0)" office:value-type="float" office:value="0">
            <text:p>0</text:p>
          </table:table-cell>
          <table:table-cell table:formula="of:=IF([.G3]&gt;[.N3];1;0)" office:value-type="float" office:value="0">
            <text:p>0</text:p>
          </table:table-cell>
          <table:table-cell table:formula="of:=IF([.H3]&gt;[.O3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Sun, Oct 12</text:p>
          </table:table-cell>
          <table:table-cell office:value-type="float" office:value="9288">
            <text:p>9288</text:p>
          </table:table-cell>
          <table:table-cell office:value-type="float" office:value="785">
            <text:p>785</text:p>
          </table:table-cell>
          <table:table-cell office:value-type="float" office:value="116">
            <text:p>116</text:p>
          </table:table-cell>
          <table:table-cell office:value-type="float" office:value="91">
            <text:p>91</text:p>
          </table:table-cell>
          <table:table-cell table:formula="of:=[.C4]/[.$B4]" office:value-type="float" office:value="0.0845176571920758">
            <text:p>0,0845176572</text:p>
          </table:table-cell>
          <table:table-cell table:formula="of:=[.D4]/[.$B4]" office:value-type="float" office:value="0.012489233419466">
            <text:p>0,0124892334</text:p>
          </table:table-cell>
          <table:table-cell table:formula="of:=[.E4]/[.$B4]" office:value-type="float" office:value="0.00979758828596038">
            <text:p>0,0097975883</text:p>
          </table:table-cell>
          <table:table-cell table:style-name="ce17" office:value-type="float" office:value="9102">
            <text:p>9102</text:p>
          </table:table-cell>
          <table:table-cell table:style-name="ce17" office:value-type="float" office:value="779">
            <text:p>779</text:p>
          </table:table-cell>
          <table:table-cell table:style-name="ce17" office:value-type="float" office:value="147">
            <text:p>147</text:p>
          </table:table-cell>
          <table:table-cell table:style-name="ce17" office:value-type="float" office:value="70">
            <text:p>70</text:p>
          </table:table-cell>
          <table:table-cell table:formula="of:=[.J4]/[.$I4]" office:value-type="float" office:value="0.0855855855855856">
            <text:p>0,0855855856</text:p>
          </table:table-cell>
          <table:table-cell table:formula="of:=[.K4]/[.$I4]" office:value-type="float" office:value="0.0161502966381015">
            <text:p>0,0161502966</text:p>
          </table:table-cell>
          <table:table-cell table:formula="of:=[.L4]/[.$I4]" office:value-type="float" office:value="0.00769061744671501">
            <text:p>0,0076906174</text:p>
          </table:table-cell>
          <table:table-cell table:formula="of:=IF([.F4]&gt;[.M4];1;0)" office:value-type="float" office:value="0">
            <text:p>0</text:p>
          </table:table-cell>
          <table:table-cell table:formula="of:=IF([.G4]&gt;[.N4];1;0)" office:value-type="float" office:value="0">
            <text:p>0</text:p>
          </table:table-cell>
          <table:table-cell table:formula="of:=IF([.H4]&gt;[.O4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Mon, Oct 13</text:p>
          </table:table-cell>
          <table:table-cell office:value-type="float" office:value="10480">
            <text:p>10480</text:p>
          </table:table-cell>
          <table:table-cell office:value-type="float" office:value="884">
            <text:p>884</text:p>
          </table:table-cell>
          <table:table-cell office:value-type="float" office:value="145">
            <text:p>145</text:p>
          </table:table-cell>
          <table:table-cell office:value-type="float" office:value="79">
            <text:p>79</text:p>
          </table:table-cell>
          <table:table-cell table:formula="of:=[.C5]/[.$B5]" office:value-type="float" office:value="0.084351145038168">
            <text:p>0,084351145</text:p>
          </table:table-cell>
          <table:table-cell table:formula="of:=[.D5]/[.$B5]" office:value-type="float" office:value="0.0138358778625954">
            <text:p>0,0138358779</text:p>
          </table:table-cell>
          <table:table-cell table:formula="of:=[.E5]/[.$B5]" office:value-type="float" office:value="0.0075381679389313">
            <text:p>0,0075381679</text:p>
          </table:table-cell>
          <table:table-cell table:style-name="ce17" office:value-type="float" office:value="10511">
            <text:p>10511</text:p>
          </table:table-cell>
          <table:table-cell table:style-name="ce17" office:value-type="float" office:value="909">
            <text:p>909</text:p>
          </table:table-cell>
          <table:table-cell table:style-name="ce17" office:value-type="float" office:value="167">
            <text:p>167</text:p>
          </table:table-cell>
          <table:table-cell table:style-name="ce17" office:value-type="float" office:value="95">
            <text:p>95</text:p>
          </table:table-cell>
          <table:table-cell table:formula="of:=[.J5]/[.$I5]" office:value-type="float" office:value="0.0864808296070783">
            <text:p>0,0864808296</text:p>
          </table:table-cell>
          <table:table-cell table:formula="of:=[.K5]/[.$I5]" office:value-type="float" office:value="0.0158881172105413">
            <text:p>0,0158881172</text:p>
          </table:table-cell>
          <table:table-cell table:formula="of:=[.L5]/[.$I5]" office:value-type="float" office:value="0.00903815050899058">
            <text:p>0,0090381505</text:p>
          </table:table-cell>
          <table:table-cell table:formula="of:=IF([.F5]&gt;[.M5];1;0)" office:value-type="float" office:value="0">
            <text:p>0</text:p>
          </table:table-cell>
          <table:table-cell table:formula="of:=IF([.G5]&gt;[.N5];1;0)" office:value-type="float" office:value="0">
            <text:p>0</text:p>
          </table:table-cell>
          <table:table-cell table:formula="of:=IF([.H5]&gt;[.O5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Tue, Oct 14</text:p>
          </table:table-cell>
          <table:table-cell office:value-type="float" office:value="9867">
            <text:p>9867</text:p>
          </table:table-cell>
          <table:table-cell office:value-type="float" office:value="827">
            <text:p>827</text:p>
          </table:table-cell>
          <table:table-cell office:value-type="float" office:value="138">
            <text:p>138</text:p>
          </table:table-cell>
          <table:table-cell office:value-type="float" office:value="92">
            <text:p>92</text:p>
          </table:table-cell>
          <table:table-cell table:formula="of:=[.C6]/[.$B6]" office:value-type="float" office:value="0.083814735988649">
            <text:p>0,083814736</text:p>
          </table:table-cell>
          <table:table-cell table:formula="of:=[.D6]/[.$B6]" office:value-type="float" office:value="0.013986013986014">
            <text:p>0,013986014</text:p>
          </table:table-cell>
          <table:table-cell table:formula="of:=[.E6]/[.$B6]" office:value-type="float" office:value="0.00932400932400932">
            <text:p>0,0093240093</text:p>
          </table:table-cell>
          <table:table-cell table:style-name="ce17" office:value-type="float" office:value="9871">
            <text:p>9871</text:p>
          </table:table-cell>
          <table:table-cell table:style-name="ce17" office:value-type="float" office:value="836">
            <text:p>836</text:p>
          </table:table-cell>
          <table:table-cell table:style-name="ce17" office:value-type="float" office:value="156">
            <text:p>156</text:p>
          </table:table-cell>
          <table:table-cell table:style-name="ce17" office:value-type="float" office:value="105">
            <text:p>105</text:p>
          </table:table-cell>
          <table:table-cell table:formula="of:=[.J6]/[.$I6]" office:value-type="float" office:value="0.0846925336845304">
            <text:p>0,0846925337</text:p>
          </table:table-cell>
          <table:table-cell table:formula="of:=[.K6]/[.$I6]" office:value-type="float" office:value="0.0158038699219937">
            <text:p>0,0158038699</text:p>
          </table:table-cell>
          <table:table-cell table:formula="of:=[.L6]/[.$I6]" office:value-type="float" office:value="0.0106372201398035">
            <text:p>0,0106372201</text:p>
          </table:table-cell>
          <table:table-cell table:formula="of:=IF([.F6]&gt;[.M6];1;0)" office:value-type="float" office:value="0">
            <text:p>0</text:p>
          </table:table-cell>
          <table:table-cell table:formula="of:=IF([.G6]&gt;[.N6];1;0)" office:value-type="float" office:value="0">
            <text:p>0</text:p>
          </table:table-cell>
          <table:table-cell table:formula="of:=IF([.H6]&gt;[.O6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Wed, Oct 15</text:p>
          </table:table-cell>
          <table:table-cell office:value-type="float" office:value="9793">
            <text:p>9793</text:p>
          </table:table-cell>
          <table:table-cell office:value-type="float" office:value="832">
            <text:p>832</text:p>
          </table:table-cell>
          <table:table-cell office:value-type="float" office:value="140">
            <text:p>140</text:p>
          </table:table-cell>
          <table:table-cell office:value-type="float" office:value="94">
            <text:p>94</text:p>
          </table:table-cell>
          <table:table-cell table:formula="of:=[.C7]/[.$B7]" office:value-type="float" office:value="0.0849586439293373">
            <text:p>0,0849586439</text:p>
          </table:table-cell>
          <table:table-cell table:formula="of:=[.D7]/[.$B7]" office:value-type="float" office:value="0.0142959256611866">
            <text:p>0,0142959257</text:p>
          </table:table-cell>
          <table:table-cell table:formula="of:=[.E7]/[.$B7]" office:value-type="float" office:value="0.00959869294393955">
            <text:p>0,0095986929</text:p>
          </table:table-cell>
          <table:table-cell table:style-name="ce17" office:value-type="float" office:value="10014">
            <text:p>10014</text:p>
          </table:table-cell>
          <table:table-cell table:style-name="ce17" office:value-type="float" office:value="837">
            <text:p>837</text:p>
          </table:table-cell>
          <table:table-cell table:style-name="ce17" office:value-type="float" office:value="163">
            <text:p>163</text:p>
          </table:table-cell>
          <table:table-cell table:style-name="ce17" office:value-type="float" office:value="64">
            <text:p>64</text:p>
          </table:table-cell>
          <table:table-cell table:formula="of:=[.J7]/[.$I7]" office:value-type="float" office:value="0.0835829838226483">
            <text:p>0,0835829838</text:p>
          </table:table-cell>
          <table:table-cell table:formula="of:=[.K7]/[.$I7]" office:value-type="float" office:value="0.0162772119033353">
            <text:p>0,0162772119</text:p>
          </table:table-cell>
          <table:table-cell table:formula="of:=[.L7]/[.$I7]" office:value-type="float" office:value="0.00639105252646295">
            <text:p>0,0063910525</text:p>
          </table:table-cell>
          <table:table-cell table:formula="of:=IF([.F7]&gt;[.M7];1;0)" office:value-type="float" office:value="1">
            <text:p>1</text:p>
          </table:table-cell>
          <table:table-cell table:formula="of:=IF([.G7]&gt;[.N7];1;0)" office:value-type="float" office:value="0">
            <text:p>0</text:p>
          </table:table-cell>
          <table:table-cell table:formula="of:=IF([.H7]&gt;[.O7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Thu, Oct 16</text:p>
          </table:table-cell>
          <table:table-cell office:value-type="float" office:value="9500">
            <text:p>9500</text:p>
          </table:table-cell>
          <table:table-cell office:value-type="float" office:value="788">
            <text:p>788</text:p>
          </table:table-cell>
          <table:table-cell office:value-type="float" office:value="129">
            <text:p>129</text:p>
          </table:table-cell>
          <table:table-cell office:value-type="float" office:value="61">
            <text:p>61</text:p>
          </table:table-cell>
          <table:table-cell table:formula="of:=[.C8]/[.$B8]" office:value-type="float" office:value="0.0829473684210526">
            <text:p>0,0829473684</text:p>
          </table:table-cell>
          <table:table-cell table:formula="of:=[.D8]/[.$B8]" office:value-type="float" office:value="0.0135789473684211">
            <text:p>0,0135789474</text:p>
          </table:table-cell>
          <table:table-cell table:formula="of:=[.E8]/[.$B8]" office:value-type="float" office:value="0.00642105263157895">
            <text:p>0,0064210526</text:p>
          </table:table-cell>
          <table:table-cell table:style-name="ce17" office:value-type="float" office:value="9670">
            <text:p>9670</text:p>
          </table:table-cell>
          <table:table-cell table:style-name="ce17" office:value-type="float" office:value="823">
            <text:p>823</text:p>
          </table:table-cell>
          <table:table-cell table:style-name="ce17" office:value-type="float" office:value="138">
            <text:p>138</text:p>
          </table:table-cell>
          <table:table-cell table:style-name="ce17" office:value-type="float" office:value="82">
            <text:p>82</text:p>
          </table:table-cell>
          <table:table-cell table:formula="of:=[.J8]/[.$I8]" office:value-type="float" office:value="0.0851085832471562">
            <text:p>0,0851085832</text:p>
          </table:table-cell>
          <table:table-cell table:formula="of:=[.K8]/[.$I8]" office:value-type="float" office:value="0.0142709410548087">
            <text:p>0,0142709411</text:p>
          </table:table-cell>
          <table:table-cell table:formula="of:=[.L8]/[.$I8]" office:value-type="float" office:value="0.00847983453981386">
            <text:p>0,0084798345</text:p>
          </table:table-cell>
          <table:table-cell table:formula="of:=IF([.F8]&gt;[.M8];1;0)" office:value-type="float" office:value="0">
            <text:p>0</text:p>
          </table:table-cell>
          <table:table-cell table:formula="of:=IF([.G8]&gt;[.N8];1;0)" office:value-type="float" office:value="0">
            <text:p>0</text:p>
          </table:table-cell>
          <table:table-cell table:formula="of:=IF([.H8]&gt;[.O8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Fri, Oct 17</text:p>
          </table:table-cell>
          <table:table-cell office:value-type="float" office:value="9088">
            <text:p>9088</text:p>
          </table:table-cell>
          <table:table-cell office:value-type="float" office:value="780">
            <text:p>780</text:p>
          </table:table-cell>
          <table:table-cell office:value-type="float" office:value="127">
            <text:p>127</text:p>
          </table:table-cell>
          <table:table-cell office:value-type="float" office:value="44">
            <text:p>44</text:p>
          </table:table-cell>
          <table:table-cell table:formula="of:=[.C9]/[.$B9]" office:value-type="float" office:value="0.0858274647887324">
            <text:p>0,0858274648</text:p>
          </table:table-cell>
          <table:table-cell table:formula="of:=[.D9]/[.$B9]" office:value-type="float" office:value="0.0139744718309859">
            <text:p>0,0139744718</text:p>
          </table:table-cell>
          <table:table-cell table:formula="of:=[.E9]/[.$B9]" office:value-type="float" office:value="0.00484154929577465">
            <text:p>0,0048415493</text:p>
          </table:table-cell>
          <table:table-cell table:style-name="ce17" office:value-type="float" office:value="9008">
            <text:p>9008</text:p>
          </table:table-cell>
          <table:table-cell table:style-name="ce17" office:value-type="float" office:value="748">
            <text:p>748</text:p>
          </table:table-cell>
          <table:table-cell table:style-name="ce17" office:value-type="float" office:value="146">
            <text:p>146</text:p>
          </table:table-cell>
          <table:table-cell table:style-name="ce17" office:value-type="float" office:value="76">
            <text:p>76</text:p>
          </table:table-cell>
          <table:table-cell table:formula="of:=[.J9]/[.$I9]" office:value-type="float" office:value="0.0830373001776199">
            <text:p>0,0830373002</text:p>
          </table:table-cell>
          <table:table-cell table:formula="of:=[.K9]/[.$I9]" office:value-type="float" office:value="0.0162078152753108">
            <text:p>0,0162078153</text:p>
          </table:table-cell>
          <table:table-cell table:formula="of:=[.L9]/[.$I9]" office:value-type="float" office:value="0.00843694493783304">
            <text:p>0,0084369449</text:p>
          </table:table-cell>
          <table:table-cell table:formula="of:=IF([.F9]&gt;[.M9];1;0)" office:value-type="float" office:value="1">
            <text:p>1</text:p>
          </table:table-cell>
          <table:table-cell table:formula="of:=IF([.G9]&gt;[.N9];1;0)" office:value-type="float" office:value="0">
            <text:p>0</text:p>
          </table:table-cell>
          <table:table-cell table:formula="of:=IF([.H9]&gt;[.O9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Sat, Oct 18</text:p>
          </table:table-cell>
          <table:table-cell office:value-type="float" office:value="7664">
            <text:p>7664</text:p>
          </table:table-cell>
          <table:table-cell office:value-type="float" office:value="652">
            <text:p>652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table:formula="of:=[.C10]/[.$B10]" office:value-type="float" office:value="0.0850730688935282">
            <text:p>0,0850730689</text:p>
          </table:table-cell>
          <table:table-cell table:formula="of:=[.D10]/[.$B10]" office:value-type="float" office:value="0.0122651356993737">
            <text:p>0,0122651357</text:p>
          </table:table-cell>
          <table:table-cell table:formula="of:=[.E10]/[.$B10]" office:value-type="float" office:value="0.00808977035490605">
            <text:p>0,0080897704</text:p>
          </table:table-cell>
          <table:table-cell table:style-name="ce17" office:value-type="float" office:value="7434">
            <text:p>7434</text:p>
          </table:table-cell>
          <table:table-cell table:style-name="ce17" office:value-type="float" office:value="632">
            <text:p>632</text:p>
          </table:table-cell>
          <table:table-cell table:style-name="ce17" office:value-type="float" office:value="110">
            <text:p>110</text:p>
          </table:table-cell>
          <table:table-cell table:style-name="ce17" office:value-type="float" office:value="70">
            <text:p>70</text:p>
          </table:table-cell>
          <table:table-cell table:formula="of:=[.J10]/[.$I10]" office:value-type="float" office:value="0.0850147968792037">
            <text:p>0,0850147969</text:p>
          </table:table-cell>
          <table:table-cell table:formula="of:=[.K10]/[.$I10]" office:value-type="float" office:value="0.0147968792036589">
            <text:p>0,0147968792</text:p>
          </table:table-cell>
          <table:table-cell table:formula="of:=[.L10]/[.$I10]" office:value-type="float" office:value="0.00941619585687382">
            <text:p>0,0094161959</text:p>
          </table:table-cell>
          <table:table-cell table:formula="of:=IF([.F10]&gt;[.M10];1;0)" office:value-type="float" office:value="1">
            <text:p>1</text:p>
          </table:table-cell>
          <table:table-cell table:formula="of:=IF([.G10]&gt;[.N10];1;0)" office:value-type="float" office:value="0">
            <text:p>0</text:p>
          </table:table-cell>
          <table:table-cell table:formula="of:=IF([.H10]&gt;[.O10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Sun, Oct 19</text:p>
          </table:table-cell>
          <table:table-cell office:value-type="float" office:value="8434">
            <text:p>8434</text:p>
          </table:table-cell>
          <table:table-cell office:value-type="float" office:value="697">
            <text:p>697</text:p>
          </table:table-cell>
          <table:table-cell office:value-type="float" office:value="120">
            <text:p>120</text:p>
          </table:table-cell>
          <table:table-cell office:value-type="float" office:value="77">
            <text:p>77</text:p>
          </table:table-cell>
          <table:table-cell table:formula="of:=[.C11]/[.$B11]" office:value-type="float" office:value="0.0826416884040787">
            <text:p>0,0826416884</text:p>
          </table:table-cell>
          <table:table-cell table:formula="of:=[.D11]/[.$B11]" office:value-type="float" office:value="0.0142281242589519">
            <text:p>0,0142281243</text:p>
          </table:table-cell>
          <table:table-cell table:formula="of:=[.E11]/[.$B11]" office:value-type="float" office:value="0.00912971306616078">
            <text:p>0,0091297131</text:p>
          </table:table-cell>
          <table:table-cell table:style-name="ce17" office:value-type="float" office:value="8459">
            <text:p>8459</text:p>
          </table:table-cell>
          <table:table-cell table:style-name="ce17" office:value-type="float" office:value="691">
            <text:p>691</text:p>
          </table:table-cell>
          <table:table-cell table:style-name="ce17" office:value-type="float" office:value="131">
            <text:p>131</text:p>
          </table:table-cell>
          <table:table-cell table:style-name="ce17" office:value-type="float" office:value="60">
            <text:p>60</text:p>
          </table:table-cell>
          <table:table-cell table:formula="of:=[.J11]/[.$I11]" office:value-type="float" office:value="0.0816881428064783">
            <text:p>0,0816881428</text:p>
          </table:table-cell>
          <table:table-cell table:formula="of:=[.K11]/[.$I11]" office:value-type="float" office:value="0.0154864641210545">
            <text:p>0,0154864641</text:p>
          </table:table-cell>
          <table:table-cell table:formula="of:=[.L11]/[.$I11]" office:value-type="float" office:value="0.00709303700200969">
            <text:p>0,007093037</text:p>
          </table:table-cell>
          <table:table-cell table:formula="of:=IF([.F11]&gt;[.M11];1;0)" office:value-type="float" office:value="1">
            <text:p>1</text:p>
          </table:table-cell>
          <table:table-cell table:formula="of:=IF([.G11]&gt;[.N11];1;0)" office:value-type="float" office:value="0">
            <text:p>0</text:p>
          </table:table-cell>
          <table:table-cell table:formula="of:=IF([.H11]&gt;[.O11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Mon, Oct 20</text:p>
          </table:table-cell>
          <table:table-cell office:value-type="float" office:value="10496">
            <text:p>10496</text:p>
          </table:table-cell>
          <table:table-cell office:value-type="float" office:value="860">
            <text:p>860</text:p>
          </table:table-cell>
          <table:table-cell office:value-type="float" office:value="153">
            <text:p>153</text:p>
          </table:table-cell>
          <table:table-cell office:value-type="float" office:value="98">
            <text:p>98</text:p>
          </table:table-cell>
          <table:table-cell table:formula="of:=[.C12]/[.$B12]" office:value-type="float" office:value="0.0819359756097561">
            <text:p>0,0819359756</text:p>
          </table:table-cell>
          <table:table-cell table:formula="of:=[.D12]/[.$B12]" office:value-type="float" office:value="0.0145769817073171">
            <text:p>0,0145769817</text:p>
          </table:table-cell>
          <table:table-cell table:formula="of:=[.E12]/[.$B12]" office:value-type="float" office:value="0.00933689024390244">
            <text:p>0,0093368902</text:p>
          </table:table-cell>
          <table:table-cell table:style-name="ce17" office:value-type="float" office:value="10667">
            <text:p>10667</text:p>
          </table:table-cell>
          <table:table-cell table:style-name="ce17" office:value-type="float" office:value="861">
            <text:p>861</text:p>
          </table:table-cell>
          <table:table-cell table:style-name="ce17" office:value-type="float" office:value="165">
            <text:p>165</text:p>
          </table:table-cell>
          <table:table-cell table:style-name="ce17" office:value-type="float" office:value="97">
            <text:p>97</text:p>
          </table:table-cell>
          <table:table-cell table:formula="of:=[.J12]/[.$I12]" office:value-type="float" office:value="0.0807162276178869">
            <text:p>0,0807162276</text:p>
          </table:table-cell>
          <table:table-cell table:formula="of:=[.K12]/[.$I12]" office:value-type="float" office:value="0.0154682666166682">
            <text:p>0,0154682666</text:p>
          </table:table-cell>
          <table:table-cell table:formula="of:=[.L12]/[.$I12]" office:value-type="float" office:value="0.00909346582919284">
            <text:p>0,0090934658</text:p>
          </table:table-cell>
          <table:table-cell table:formula="of:=IF([.F12]&gt;[.M12];1;0)" office:value-type="float" office:value="1">
            <text:p>1</text:p>
          </table:table-cell>
          <table:table-cell table:formula="of:=IF([.G12]&gt;[.N12];1;0)" office:value-type="float" office:value="0">
            <text:p>0</text:p>
          </table:table-cell>
          <table:table-cell table:formula="of:=IF([.H12]&gt;[.O12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Tue, Oct 21</text:p>
          </table:table-cell>
          <table:table-cell office:value-type="float" office:value="10551">
            <text:p>10551</text:p>
          </table:table-cell>
          <table:table-cell office:value-type="float" office:value="864">
            <text:p>864</text:p>
          </table:table-cell>
          <table:table-cell office:value-type="float" office:value="143">
            <text:p>143</text:p>
          </table:table-cell>
          <table:table-cell office:value-type="float" office:value="71">
            <text:p>71</text:p>
          </table:table-cell>
          <table:table-cell table:formula="of:=[.C13]/[.$B13]" office:value-type="float" office:value="0.0818879727040091">
            <text:p>0,0818879727</text:p>
          </table:table-cell>
          <table:table-cell table:formula="of:=[.D13]/[.$B13]" office:value-type="float" office:value="0.013553217704483">
            <text:p>0,0135532177</text:p>
          </table:table-cell>
          <table:table-cell table:formula="of:=[.E13]/[.$B13]" office:value-type="float" office:value="0.0067292199791489">
            <text:p>0,00672922</text:p>
          </table:table-cell>
          <table:table-cell table:style-name="ce17" office:value-type="float" office:value="10660">
            <text:p>10660</text:p>
          </table:table-cell>
          <table:table-cell table:style-name="ce17" office:value-type="float" office:value="867">
            <text:p>867</text:p>
          </table:table-cell>
          <table:table-cell table:style-name="ce17" office:value-type="float" office:value="196">
            <text:p>196</text:p>
          </table:table-cell>
          <table:table-cell table:style-name="ce17" office:value-type="float" office:value="105">
            <text:p>105</text:p>
          </table:table-cell>
          <table:table-cell table:formula="of:=[.J13]/[.$I13]" office:value-type="float" office:value="0.0813320825515947">
            <text:p>0,0813320826</text:p>
          </table:table-cell>
          <table:table-cell table:formula="of:=[.K13]/[.$I13]" office:value-type="float" office:value="0.0183864915572233">
            <text:p>0,0183864916</text:p>
          </table:table-cell>
          <table:table-cell table:formula="of:=[.L13]/[.$I13]" office:value-type="float" office:value="0.00984990619136961">
            <text:p>0,0098499062</text:p>
          </table:table-cell>
          <table:table-cell table:formula="of:=IF([.F13]&gt;[.M13];1;0)" office:value-type="float" office:value="1">
            <text:p>1</text:p>
          </table:table-cell>
          <table:table-cell table:formula="of:=IF([.G13]&gt;[.N13];1;0)" office:value-type="float" office:value="0">
            <text:p>0</text:p>
          </table:table-cell>
          <table:table-cell table:formula="of:=IF([.H13]&gt;[.O13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Wed, Oct 22</text:p>
          </table:table-cell>
          <table:table-cell office:value-type="float" office:value="9737">
            <text:p>9737</text:p>
          </table:table-cell>
          <table:table-cell office:value-type="float" office:value="801">
            <text:p>801</text:p>
          </table:table-cell>
          <table:table-cell office:value-type="float" office:value="128">
            <text:p>128</text:p>
          </table:table-cell>
          <table:table-cell office:value-type="float" office:value="70">
            <text:p>70</text:p>
          </table:table-cell>
          <table:table-cell table:formula="of:=[.C14]/[.$B14]" office:value-type="float" office:value="0.0822635308616617">
            <text:p>0,0822635309</text:p>
          </table:table-cell>
          <table:table-cell table:formula="of:=[.D14]/[.$B14]" office:value-type="float" office:value="0.013145732771901">
            <text:p>0,0131457328</text:p>
          </table:table-cell>
          <table:table-cell table:formula="of:=[.E14]/[.$B14]" office:value-type="float" office:value="0.00718907260963336">
            <text:p>0,0071890726</text:p>
          </table:table-cell>
          <table:table-cell table:style-name="ce17" office:value-type="float" office:value="9947">
            <text:p>9947</text:p>
          </table:table-cell>
          <table:table-cell table:style-name="ce17" office:value-type="float" office:value="838">
            <text:p>838</text:p>
          </table:table-cell>
          <table:table-cell table:style-name="ce17" office:value-type="float" office:value="162">
            <text:p>162</text:p>
          </table:table-cell>
          <table:table-cell table:style-name="ce17" office:value-type="float" office:value="92">
            <text:p>92</text:p>
          </table:table-cell>
          <table:table-cell table:formula="of:=[.J14]/[.$I14]" office:value-type="float" office:value="0.0842465064843671">
            <text:p>0,0842465065</text:p>
          </table:table-cell>
          <table:table-cell table:formula="of:=[.K14]/[.$I14]" office:value-type="float" office:value="0.0162863174826581">
            <text:p>0,0162863175</text:p>
          </table:table-cell>
          <table:table-cell table:formula="of:=[.L14]/[.$I14]" office:value-type="float" office:value="0.00924901980496632">
            <text:p>0,0092490198</text:p>
          </table:table-cell>
          <table:table-cell table:formula="of:=IF([.F14]&gt;[.M14];1;0)" office:value-type="float" office:value="0">
            <text:p>0</text:p>
          </table:table-cell>
          <table:table-cell table:formula="of:=IF([.G14]&gt;[.N14];1;0)" office:value-type="float" office:value="0">
            <text:p>0</text:p>
          </table:table-cell>
          <table:table-cell table:formula="of:=IF([.H14]&gt;[.O14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Thu, Oct 23</text:p>
          </table:table-cell>
          <table:table-cell office:value-type="float" office:value="8176">
            <text:p>8176</text:p>
          </table:table-cell>
          <table:table-cell office:value-type="float" office:value="642">
            <text:p>642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table:formula="of:=[.C15]/[.$B15]" office:value-type="float" office:value="0.0785225048923679">
            <text:p>0,0785225049</text:p>
          </table:table-cell>
          <table:table-cell table:formula="of:=[.D15]/[.$B15]" office:value-type="float" office:value="0.0149217221135029">
            <text:p>0,0149217221</text:p>
          </table:table-cell>
          <table:table-cell table:formula="of:=[.E15]/[.$B15]" office:value-type="float" office:value="0.00831702544031311">
            <text:p>0,0083170254</text:p>
          </table:table-cell>
          <table:table-cell table:style-name="ce17" office:value-type="float" office:value="8324">
            <text:p>8324</text:p>
          </table:table-cell>
          <table:table-cell table:style-name="ce17" office:value-type="float" office:value="665">
            <text:p>665</text:p>
          </table:table-cell>
          <table:table-cell table:style-name="ce17" office:value-type="float" office:value="127">
            <text:p>127</text:p>
          </table:table-cell>
          <table:table-cell table:style-name="ce17" office:value-type="float" office:value="56">
            <text:p>56</text:p>
          </table:table-cell>
          <table:table-cell table:formula="of:=[.J15]/[.$I15]" office:value-type="float" office:value="0.079889476213359">
            <text:p>0,0798894762</text:p>
          </table:table-cell>
          <table:table-cell table:formula="of:=[.K15]/[.$I15]" office:value-type="float" office:value="0.0152570879384911">
            <text:p>0,0152570879</text:p>
          </table:table-cell>
          <table:table-cell table:formula="of:=[.L15]/[.$I15]" office:value-type="float" office:value="0.0067275348390197">
            <text:p>0,0067275348</text:p>
          </table:table-cell>
          <table:table-cell table:formula="of:=IF([.F15]&gt;[.M15];1;0)" office:value-type="float" office:value="0">
            <text:p>0</text:p>
          </table:table-cell>
          <table:table-cell table:formula="of:=IF([.G15]&gt;[.N15];1;0)" office:value-type="float" office:value="0">
            <text:p>0</text:p>
          </table:table-cell>
          <table:table-cell table:formula="of:=IF([.H15]&gt;[.O15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Fri, Oct 24</text:p>
          </table:table-cell>
          <table:table-cell office:value-type="float" office:value="9402">
            <text:p>9402</text:p>
          </table:table-cell>
          <table:table-cell office:value-type="float" office:value="697">
            <text:p>697</text:p>
          </table:table-cell>
          <table:table-cell office:value-type="float" office:value="194">
            <text:p>194</text:p>
          </table:table-cell>
          <table:table-cell office:value-type="float" office:value="94">
            <text:p>94</text:p>
          </table:table-cell>
          <table:table-cell table:formula="of:=[.C16]/[.$B16]" office:value-type="float" office:value="0.0741331631567752">
            <text:p>0,0741331632</text:p>
          </table:table-cell>
          <table:table-cell table:formula="of:=[.D16]/[.$B16]" office:value-type="float" office:value="0.0206339076792172">
            <text:p>0,0206339077</text:p>
          </table:table-cell>
          <table:table-cell table:formula="of:=[.E16]/[.$B16]" office:value-type="float" office:value="0.00999787279302276">
            <text:p>0,0099978728</text:p>
          </table:table-cell>
          <table:table-cell table:style-name="ce17" office:value-type="float" office:value="9434">
            <text:p>9434</text:p>
          </table:table-cell>
          <table:table-cell table:style-name="ce17" office:value-type="float" office:value="673">
            <text:p>673</text:p>
          </table:table-cell>
          <table:table-cell table:style-name="ce17" office:value-type="float" office:value="220">
            <text:p>220</text:p>
          </table:table-cell>
          <table:table-cell table:style-name="ce17" office:value-type="float" office:value="122">
            <text:p>122</text:p>
          </table:table-cell>
          <table:table-cell table:formula="of:=[.J16]/[.$I16]" office:value-type="float" office:value="0.0713377146491414">
            <text:p>0,0713377146</text:p>
          </table:table-cell>
          <table:table-cell table:formula="of:=[.K16]/[.$I16]" office:value-type="float" office:value="0.0233199067203731">
            <text:p>0,0233199067</text:p>
          </table:table-cell>
          <table:table-cell table:formula="of:=[.L16]/[.$I16]" office:value-type="float" office:value="0.0129319482722069">
            <text:p>0,0129319483</text:p>
          </table:table-cell>
          <table:table-cell table:formula="of:=IF([.F16]&gt;[.M16];1;0)" office:value-type="float" office:value="1">
            <text:p>1</text:p>
          </table:table-cell>
          <table:table-cell table:formula="of:=IF([.G16]&gt;[.N16];1;0)" office:value-type="float" office:value="0">
            <text:p>0</text:p>
          </table:table-cell>
          <table:table-cell table:formula="of:=IF([.H16]&gt;[.O16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Sat, Oct 25</text:p>
          </table:table-cell>
          <table:table-cell office:value-type="float" office:value="8669">
            <text:p>8669</text:p>
          </table:table-cell>
          <table:table-cell office:value-type="float" office:value="669">
            <text:p>669</text:p>
          </table:table-cell>
          <table:table-cell office:value-type="float" office:value="127">
            <text:p>127</text:p>
          </table:table-cell>
          <table:table-cell office:value-type="float" office:value="81">
            <text:p>81</text:p>
          </table:table-cell>
          <table:table-cell table:formula="of:=[.C17]/[.$B17]" office:value-type="float" office:value="0.0771715307417234">
            <text:p>0,0771715307</text:p>
          </table:table-cell>
          <table:table-cell table:formula="of:=[.D17]/[.$B17]" office:value-type="float" office:value="0.0146499019494751">
            <text:p>0,0146499019</text:p>
          </table:table-cell>
          <table:table-cell table:formula="of:=[.E17]/[.$B17]" office:value-type="float" office:value="0.00934363825124005">
            <text:p>0,0093436383</text:p>
          </table:table-cell>
          <table:table-cell table:style-name="ce17" office:value-type="float" office:value="8687">
            <text:p>8687</text:p>
          </table:table-cell>
          <table:table-cell table:style-name="ce17" office:value-type="float" office:value="691">
            <text:p>691</text:p>
          </table:table-cell>
          <table:table-cell table:style-name="ce17" office:value-type="float" office:value="176">
            <text:p>176</text:p>
          </table:table-cell>
          <table:table-cell table:style-name="ce17" office:value-type="float" office:value="128">
            <text:p>128</text:p>
          </table:table-cell>
          <table:table-cell table:formula="of:=[.J17]/[.$I17]" office:value-type="float" office:value="0.0795441464256936">
            <text:p>0,0795441464</text:p>
          </table:table-cell>
          <table:table-cell table:formula="of:=[.K17]/[.$I17]" office:value-type="float" office:value="0.0202601588580638">
            <text:p>0,0202601589</text:p>
          </table:table-cell>
          <table:table-cell table:formula="of:=[.L17]/[.$I17]" office:value-type="float" office:value="0.0147346609876827">
            <text:p>0,014734661</text:p>
          </table:table-cell>
          <table:table-cell table:formula="of:=IF([.F17]&gt;[.M17];1;0)" office:value-type="float" office:value="0">
            <text:p>0</text:p>
          </table:table-cell>
          <table:table-cell table:formula="of:=IF([.G17]&gt;[.N17];1;0)" office:value-type="float" office:value="0">
            <text:p>0</text:p>
          </table:table-cell>
          <table:table-cell table:formula="of:=IF([.H17]&gt;[.O17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Sun, Oct 26</text:p>
          </table:table-cell>
          <table:table-cell office:value-type="float" office:value="8881">
            <text:p>8881</text:p>
          </table:table-cell>
          <table:table-cell office:value-type="float" office:value="693">
            <text:p>693</text:p>
          </table:table-cell>
          <table:table-cell office:value-type="float" office:value="153">
            <text:p>153</text:p>
          </table:table-cell>
          <table:table-cell office:value-type="float" office:value="101">
            <text:p>101</text:p>
          </table:table-cell>
          <table:table-cell table:formula="of:=[.C18]/[.$B18]" office:value-type="float" office:value="0.0780317531809481">
            <text:p>0,0780317532</text:p>
          </table:table-cell>
          <table:table-cell table:formula="of:=[.D18]/[.$B18]" office:value-type="float" office:value="0.0172277896633262">
            <text:p>0,0172277897</text:p>
          </table:table-cell>
          <table:table-cell table:formula="of:=[.E18]/[.$B18]" office:value-type="float" office:value="0.0113725931764441">
            <text:p>0,0113725932</text:p>
          </table:table-cell>
          <table:table-cell table:style-name="ce17" office:value-type="float" office:value="8896">
            <text:p>8896</text:p>
          </table:table-cell>
          <table:table-cell table:style-name="ce17" office:value-type="float" office:value="708">
            <text:p>708</text:p>
          </table:table-cell>
          <table:table-cell table:style-name="ce17" office:value-type="float" office:value="161">
            <text:p>161</text:p>
          </table:table-cell>
          <table:table-cell table:style-name="ce17" office:value-type="float" office:value="104">
            <text:p>104</text:p>
          </table:table-cell>
          <table:table-cell table:formula="of:=[.J18]/[.$I18]" office:value-type="float" office:value="0.0795863309352518">
            <text:p>0,0795863309</text:p>
          </table:table-cell>
          <table:table-cell table:formula="of:=[.K18]/[.$I18]" office:value-type="float" office:value="0.0180980215827338">
            <text:p>0,0180980216</text:p>
          </table:table-cell>
          <table:table-cell table:formula="of:=[.L18]/[.$I18]" office:value-type="float" office:value="0.0116906474820144">
            <text:p>0,0116906475</text:p>
          </table:table-cell>
          <table:table-cell table:formula="of:=IF([.F18]&gt;[.M18];1;0)" office:value-type="float" office:value="0">
            <text:p>0</text:p>
          </table:table-cell>
          <table:table-cell table:formula="of:=IF([.G18]&gt;[.N18];1;0)" office:value-type="float" office:value="0">
            <text:p>0</text:p>
          </table:table-cell>
          <table:table-cell table:formula="of:=IF([.H18]&gt;[.O18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Mon, Oct 27</text:p>
          </table:table-cell>
          <table:table-cell office:value-type="float" office:value="9655">
            <text:p>9655</text:p>
          </table:table-cell>
          <table:table-cell office:value-type="float" office:value="771">
            <text:p>771</text:p>
          </table:table-cell>
          <table:table-cell office:value-type="float" office:value="213">
            <text:p>213</text:p>
          </table:table-cell>
          <table:table-cell office:value-type="float" office:value="119">
            <text:p>119</text:p>
          </table:table-cell>
          <table:table-cell table:formula="of:=[.C19]/[.$B19]" office:value-type="float" office:value="0.0798549974106681">
            <text:p>0,0798549974</text:p>
          </table:table-cell>
          <table:table-cell table:formula="of:=[.D19]/[.$B19]" office:value-type="float" office:value="0.0220611082340756">
            <text:p>0,0220611082</text:p>
          </table:table-cell>
          <table:table-cell table:formula="of:=[.E19]/[.$B19]" office:value-type="float" office:value="0.012325220093216">
            <text:p>0,0123252201</text:p>
          </table:table-cell>
          <table:table-cell table:style-name="ce17" office:value-type="float" office:value="9535">
            <text:p>9535</text:p>
          </table:table-cell>
          <table:table-cell table:style-name="ce17" office:value-type="float" office:value="759">
            <text:p>759</text:p>
          </table:table-cell>
          <table:table-cell table:style-name="ce17" office:value-type="float" office:value="233">
            <text:p>233</text:p>
          </table:table-cell>
          <table:table-cell table:style-name="ce17" office:value-type="float" office:value="124">
            <text:p>124</text:p>
          </table:table-cell>
          <table:table-cell table:formula="of:=[.J19]/[.$I19]" office:value-type="float" office:value="0.0796014682747771">
            <text:p>0,0796014683</text:p>
          </table:table-cell>
          <table:table-cell table:formula="of:=[.K19]/[.$I19]" office:value-type="float" office:value="0.0244362873623492">
            <text:p>0,0244362874</text:p>
          </table:table-cell>
          <table:table-cell table:formula="of:=[.L19]/[.$I19]" office:value-type="float" office:value="0.0130047194546408">
            <text:p>0,0130047195</text:p>
          </table:table-cell>
          <table:table-cell table:formula="of:=IF([.F19]&gt;[.M19];1;0)" office:value-type="float" office:value="1">
            <text:p>1</text:p>
          </table:table-cell>
          <table:table-cell table:formula="of:=IF([.G19]&gt;[.N19];1;0)" office:value-type="float" office:value="0">
            <text:p>0</text:p>
          </table:table-cell>
          <table:table-cell table:formula="of:=IF([.H19]&gt;[.O19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Tue, Oct 28</text:p>
          </table:table-cell>
          <table:table-cell office:value-type="float" office:value="9396">
            <text:p>9396</text:p>
          </table:table-cell>
          <table:table-cell office:value-type="float" office:value="736">
            <text:p>736</text:p>
          </table:table-cell>
          <table:table-cell office:value-type="float" office:value="162">
            <text:p>162</text:p>
          </table:table-cell>
          <table:table-cell office:value-type="float" office:value="120">
            <text:p>120</text:p>
          </table:table-cell>
          <table:table-cell table:formula="of:=[.C20]/[.$B20]" office:value-type="float" office:value="0.0783312047679864">
            <text:p>0,0783312048</text:p>
          </table:table-cell>
          <table:table-cell table:formula="of:=[.D20]/[.$B20]" office:value-type="float" office:value="0.0172413793103448">
            <text:p>0,0172413793</text:p>
          </table:table-cell>
          <table:table-cell table:formula="of:=[.E20]/[.$B20]" office:value-type="float" office:value="0.0127713920817369">
            <text:p>0,0127713921</text:p>
          </table:table-cell>
          <table:table-cell table:style-name="ce17" office:value-type="float" office:value="9363">
            <text:p>9363</text:p>
          </table:table-cell>
          <table:table-cell table:style-name="ce17" office:value-type="float" office:value="736">
            <text:p>736</text:p>
          </table:table-cell>
          <table:table-cell table:style-name="ce17" office:value-type="float" office:value="154">
            <text:p>154</text:p>
          </table:table-cell>
          <table:table-cell table:style-name="ce17" office:value-type="float" office:value="91">
            <text:p>91</text:p>
          </table:table-cell>
          <table:table-cell table:formula="of:=[.J20]/[.$I20]" office:value-type="float" office:value="0.0786072839901741">
            <text:p>0,078607284</text:p>
          </table:table-cell>
          <table:table-cell table:formula="of:=[.K20]/[.$I20]" office:value-type="float" office:value="0.016447719747944">
            <text:p>0,0164477197</text:p>
          </table:table-cell>
          <table:table-cell table:formula="of:=[.L20]/[.$I20]" office:value-type="float" office:value="0.00971910712378511">
            <text:p>0,0097191071</text:p>
          </table:table-cell>
          <table:table-cell table:formula="of:=IF([.F20]&gt;[.M20];1;0)" office:value-type="float" office:value="0">
            <text:p>0</text:p>
          </table:table-cell>
          <table:table-cell table:formula="of:=IF([.G20]&gt;[.N20];1;0)" office:value-type="float" office:value="1">
            <text:p>1</text:p>
          </table:table-cell>
          <table:table-cell table:formula="of:=IF([.H20]&gt;[.O20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Wed, Oct 29</text:p>
          </table:table-cell>
          <table:table-cell office:value-type="float" office:value="9262">
            <text:p>9262</text:p>
          </table:table-cell>
          <table:table-cell office:value-type="float" office:value="727">
            <text:p>727</text:p>
          </table:table-cell>
          <table:table-cell office:value-type="float" office:value="201">
            <text:p>201</text:p>
          </table:table-cell>
          <table:table-cell office:value-type="float" office:value="96">
            <text:p>96</text:p>
          </table:table-cell>
          <table:table-cell table:formula="of:=[.C21]/[.$B21]" office:value-type="float" office:value="0.0784927661412222">
            <text:p>0,0784927661</text:p>
          </table:table-cell>
          <table:table-cell table:formula="of:=[.D21]/[.$B21]" office:value-type="float" office:value="0.0217015763334053">
            <text:p>0,0217015763</text:p>
          </table:table-cell>
          <table:table-cell table:formula="of:=[.E21]/[.$B21]" office:value-type="float" office:value="0.0103649319801339">
            <text:p>0,010364932</text:p>
          </table:table-cell>
          <table:table-cell table:style-name="ce17" office:value-type="float" office:value="9327">
            <text:p>9327</text:p>
          </table:table-cell>
          <table:table-cell table:style-name="ce17" office:value-type="float" office:value="739">
            <text:p>739</text:p>
          </table:table-cell>
          <table:table-cell table:style-name="ce17" office:value-type="float" office:value="196">
            <text:p>196</text:p>
          </table:table-cell>
          <table:table-cell table:style-name="ce17" office:value-type="float" office:value="86">
            <text:p>86</text:p>
          </table:table-cell>
          <table:table-cell table:formula="of:=[.J21]/[.$I21]" office:value-type="float" office:value="0.0792323362281548">
            <text:p>0,0792323362</text:p>
          </table:table-cell>
          <table:table-cell table:formula="of:=[.K21]/[.$I21]" office:value-type="float" office:value="0.0210142596762089">
            <text:p>0,0210142597</text:p>
          </table:table-cell>
          <table:table-cell table:formula="of:=[.L21]/[.$I21]" office:value-type="float" office:value="0.0092205425109896">
            <text:p>0,0092205425</text:p>
          </table:table-cell>
          <table:table-cell table:formula="of:=IF([.F21]&gt;[.M21];1;0)" office:value-type="float" office:value="0">
            <text:p>0</text:p>
          </table:table-cell>
          <table:table-cell table:formula="of:=IF([.G21]&gt;[.N21];1;0)" office:value-type="float" office:value="1">
            <text:p>1</text:p>
          </table:table-cell>
          <table:table-cell table:formula="of:=IF([.H21]&gt;[.O21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Thu, Oct 30</text:p>
          </table:table-cell>
          <table:table-cell office:value-type="float" office:value="9308">
            <text:p>9308</text:p>
          </table:table-cell>
          <table:table-cell office:value-type="float" office:value="728">
            <text:p>728</text:p>
          </table:table-cell>
          <table:table-cell office:value-type="float" office:value="207">
            <text:p>207</text:p>
          </table:table-cell>
          <table:table-cell office:value-type="float" office:value="67">
            <text:p>67</text:p>
          </table:table-cell>
          <table:table-cell table:formula="of:=[.C22]/[.$B22]" office:value-type="float" office:value="0.0782122905027933">
            <text:p>0,0782122905</text:p>
          </table:table-cell>
          <table:table-cell table:formula="of:=[.D22]/[.$B22]" office:value-type="float" office:value="0.0222389342501074">
            <text:p>0,0222389343</text:p>
          </table:table-cell>
          <table:table-cell table:formula="of:=[.E22]/[.$B22]" office:value-type="float" office:value="0.00719810915341642">
            <text:p>0,0071981092</text:p>
          </table:table-cell>
          <table:table-cell table:style-name="ce17" office:value-type="float" office:value="9345">
            <text:p>9345</text:p>
          </table:table-cell>
          <table:table-cell table:style-name="ce17" office:value-type="float" office:value="734">
            <text:p>734</text:p>
          </table:table-cell>
          <table:table-cell table:style-name="ce17" office:value-type="float" office:value="167">
            <text:p>167</text:p>
          </table:table-cell>
          <table:table-cell table:style-name="ce17" office:value-type="float" office:value="75">
            <text:p>75</text:p>
          </table:table-cell>
          <table:table-cell table:formula="of:=[.J22]/[.$I22]" office:value-type="float" office:value="0.0785446762974853">
            <text:p>0,0785446763</text:p>
          </table:table-cell>
          <table:table-cell table:formula="of:=[.K22]/[.$I22]" office:value-type="float" office:value="0.0178705189941145">
            <text:p>0,017870519</text:p>
          </table:table-cell>
          <table:table-cell table:formula="of:=[.L22]/[.$I22]" office:value-type="float" office:value="0.00802568218298555">
            <text:p>0,0080256822</text:p>
          </table:table-cell>
          <table:table-cell table:formula="of:=IF([.F22]&gt;[.M22];1;0)" office:value-type="float" office:value="0">
            <text:p>0</text:p>
          </table:table-cell>
          <table:table-cell table:formula="of:=IF([.G22]&gt;[.N22];1;0)" office:value-type="float" office:value="1">
            <text:p>1</text:p>
          </table:table-cell>
          <table:table-cell table:formula="of:=IF([.H22]&gt;[.O22];1;0)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string">
            <text:p>Fri, Oct 31</text:p>
          </table:table-cell>
          <table:table-cell office:value-type="float" office:value="8715">
            <text:p>8715</text:p>
          </table:table-cell>
          <table:table-cell office:value-type="float" office:value="722">
            <text:p>722</text:p>
          </table:table-cell>
          <table:table-cell office:value-type="float" office:value="182">
            <text:p>182</text:p>
          </table:table-cell>
          <table:table-cell office:value-type="float" office:value="123">
            <text:p>123</text:p>
          </table:table-cell>
          <table:table-cell table:formula="of:=[.C23]/[.$B23]" office:value-type="float" office:value="0.0828456683878371">
            <text:p>0,0828456684</text:p>
          </table:table-cell>
          <table:table-cell table:formula="of:=[.D23]/[.$B23]" office:value-type="float" office:value="0.0208835341365462">
            <text:p>0,0208835341</text:p>
          </table:table-cell>
          <table:table-cell table:formula="of:=[.E23]/[.$B23]" office:value-type="float" office:value="0.0141135972461274">
            <text:p>0,0141135972</text:p>
          </table:table-cell>
          <table:table-cell table:style-name="ce17" office:value-type="float" office:value="8890">
            <text:p>8890</text:p>
          </table:table-cell>
          <table:table-cell table:style-name="ce17" office:value-type="float" office:value="706">
            <text:p>706</text:p>
          </table:table-cell>
          <table:table-cell table:style-name="ce17" office:value-type="float" office:value="174">
            <text:p>174</text:p>
          </table:table-cell>
          <table:table-cell table:style-name="ce17" office:value-type="float" office:value="101">
            <text:p>101</text:p>
          </table:table-cell>
          <table:table-cell table:formula="of:=[.J23]/[.$I23]" office:value-type="float" office:value="0.0794150731158605">
            <text:p>0,0794150731</text:p>
          </table:table-cell>
          <table:table-cell table:formula="of:=[.K23]/[.$I23]" office:value-type="float" office:value="0.0195725534308212">
            <text:p>0,0195725534</text:p>
          </table:table-cell>
          <table:table-cell table:formula="of:=[.L23]/[.$I23]" office:value-type="float" office:value="0.0113610798650169">
            <text:p>0,0113610799</text:p>
          </table:table-cell>
          <table:table-cell table:formula="of:=IF([.F23]&gt;[.M23];1;0)" office:value-type="float" office:value="1">
            <text:p>1</text:p>
          </table:table-cell>
          <table:table-cell table:formula="of:=IF([.G23]&gt;[.N23];1;0)" office:value-type="float" office:value="1">
            <text:p>1</text:p>
          </table:table-cell>
          <table:table-cell table:formula="of:=IF([.H23]&gt;[.O23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Sat, Nov 1</text:p>
          </table:table-cell>
          <table:table-cell office:value-type="float" office:value="8448">
            <text:p>8448</text:p>
          </table:table-cell>
          <table:table-cell office:value-type="float" office:value="695">
            <text:p>695</text:p>
          </table:table-cell>
          <table:table-cell office:value-type="float" office:value="142">
            <text:p>142</text:p>
          </table:table-cell>
          <table:table-cell office:value-type="float" office:value="100">
            <text:p>100</text:p>
          </table:table-cell>
          <table:table-cell table:formula="of:=[.C24]/[.$B24]" office:value-type="float" office:value="0.0822679924242424">
            <text:p>0,0822679924</text:p>
          </table:table-cell>
          <table:table-cell table:formula="of:=[.D24]/[.$B24]" office:value-type="float" office:value="0.0168087121212121">
            <text:p>0,0168087121</text:p>
          </table:table-cell>
          <table:table-cell table:formula="of:=[.E24]/[.$B24]" office:value-type="float" office:value="0.0118371212121212">
            <text:p>0,0118371212</text:p>
          </table:table-cell>
          <table:table-cell table:style-name="ce17" office:value-type="float" office:value="8460">
            <text:p>8460</text:p>
          </table:table-cell>
          <table:table-cell table:style-name="ce17" office:value-type="float" office:value="681">
            <text:p>681</text:p>
          </table:table-cell>
          <table:table-cell table:style-name="ce17" office:value-type="float" office:value="156">
            <text:p>156</text:p>
          </table:table-cell>
          <table:table-cell table:style-name="ce17" office:value-type="float" office:value="93">
            <text:p>93</text:p>
          </table:table-cell>
          <table:table-cell table:formula="of:=[.J24]/[.$I24]" office:value-type="float" office:value="0.0804964539007092">
            <text:p>0,0804964539</text:p>
          </table:table-cell>
          <table:table-cell table:formula="of:=[.K24]/[.$I24]" office:value-type="float" office:value="0.0184397163120567">
            <text:p>0,0184397163</text:p>
          </table:table-cell>
          <table:table-cell table:formula="of:=[.L24]/[.$I24]" office:value-type="float" office:value="0.0109929078014184">
            <text:p>0,0109929078</text:p>
          </table:table-cell>
          <table:table-cell table:formula="of:=IF([.F24]&gt;[.M24];1;0)" office:value-type="float" office:value="1">
            <text:p>1</text:p>
          </table:table-cell>
          <table:table-cell table:formula="of:=IF([.G24]&gt;[.N24];1;0)" office:value-type="float" office:value="0">
            <text:p>0</text:p>
          </table:table-cell>
          <table:table-cell table:formula="of:=IF([.H24]&gt;[.O24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office:value-type="string">
            <text:p>Sun, Nov 2</text:p>
          </table:table-cell>
          <table:table-cell office:value-type="float" office:value="8836">
            <text:p>8836</text:p>
          </table:table-cell>
          <table:table-cell office:value-type="float" office:value="724">
            <text:p>724</text:p>
          </table:table-cell>
          <table:table-cell office:value-type="float" office:value="182">
            <text:p>182</text:p>
          </table:table-cell>
          <table:table-cell office:value-type="float" office:value="103">
            <text:p>103</text:p>
          </table:table-cell>
          <table:table-cell table:formula="of:=[.C25]/[.$B25]" office:value-type="float" office:value="0.0819375282933454">
            <text:p>0,0819375283</text:p>
          </table:table-cell>
          <table:table-cell table:formula="of:=[.D25]/[.$B25]" office:value-type="float" office:value="0.020597555454957">
            <text:p>0,0205975555</text:p>
          </table:table-cell>
          <table:table-cell table:formula="of:=[.E25]/[.$B25]" office:value-type="float" office:value="0.0116568583069262">
            <text:p>0,0116568583</text:p>
          </table:table-cell>
          <table:table-cell table:style-name="ce17" office:value-type="float" office:value="8836">
            <text:p>8836</text:p>
          </table:table-cell>
          <table:table-cell table:style-name="ce17" office:value-type="float" office:value="693">
            <text:p>693</text:p>
          </table:table-cell>
          <table:table-cell table:style-name="ce17" office:value-type="float" office:value="206">
            <text:p>206</text:p>
          </table:table-cell>
          <table:table-cell table:style-name="ce17" office:value-type="float" office:value="67">
            <text:p>67</text:p>
          </table:table-cell>
          <table:table-cell table:formula="of:=[.J25]/[.$I25]" office:value-type="float" office:value="0.0784291534631055">
            <text:p>0,0784291535</text:p>
          </table:table-cell>
          <table:table-cell table:formula="of:=[.K25]/[.$I25]" office:value-type="float" office:value="0.0233137166138524">
            <text:p>0,0233137166</text:p>
          </table:table-cell>
          <table:table-cell table:formula="of:=[.L25]/[.$I25]" office:value-type="float" office:value="0.00758261656858307">
            <text:p>0,0075826166</text:p>
          </table:table-cell>
          <table:table-cell table:formula="of:=IF([.F25]&gt;[.M25];1;0)" office:value-type="float" office:value="1">
            <text:p>1</text:p>
          </table:table-cell>
          <table:table-cell table:formula="of:=IF([.G25]&gt;[.N25];1;0)" office:value-type="float" office:value="0">
            <text:p>0</text:p>
          </table:table-cell>
          <table:table-cell table:formula="of:=IF([.H25]&gt;[.O25];1;0)"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>
            <text:p>sum</text:p>
          </table:table-cell>
          <table:table-cell table:number-columns-repeated="4"/>
          <table:table-cell table:formula="of:=SUM([.F3:.F25])" office:value-type="float" office:value="1.87892682073044">
            <text:p>1,8789268207</text:p>
          </table:table-cell>
          <table:table-cell table:formula="of:=SUM([.G3:.G25])" office:value-type="float" office:value="0.372503870608623">
            <text:p>0,3725038706</text:p>
          </table:table-cell>
          <table:table-cell table:formula="of:=SUM([.H3:.H25])" office:value-type="float" office:value="0.211700514609784">
            <text:p>0,2117005146</text:p>
          </table:table-cell>
          <table:table-cell table:number-columns-repeated="4"/>
          <table:table-cell table:formula="of:=SUM([.M3:.M25])" office:value-type="float" office:value="1.87512475523146">
            <text:p>1,8751247552</text:p>
          </table:table-cell>
          <table:table-cell table:formula="of:=SUM([.N3:.N25])" office:value-type="float" office:value="0.410403388648363">
            <text:p>0,4104033886</text:p>
          </table:table-cell>
          <table:table-cell table:formula="of:=SUM([.O3:.O25])" office:value-type="float" office:value="0.220430727169539">
            <text:p>0,2204307272</text:p>
          </table:table-cell>
          <table:table-cell table:formula="of:=SUM([.P3:.P25])" office:value-type="float" office:value="11">
            <text:p>11</text:p>
          </table:table-cell>
          <table:table-cell table:formula="of:=SUM([.Q3:.Q25])" office:value-type="float" office:value="4">
            <text:p>4</text:p>
          </table:table-cell>
          <table:table-cell table:formula="of:=SUM([.R3:.R25])" office:value-type="float" office:value="10">
            <text:p>10</text:p>
          </table:table-cell>
          <table:table-cell table:number-columns-repeated="1006"/>
        </table:table-row>
        <table:table-row table:style-name="ro2">
          <table:table-cell table:style-name="ce16" office:value-type="string">
            <text:p>avg</text:p>
          </table:table-cell>
          <table:table-cell table:number-columns-repeated="4"/>
          <table:table-cell table:formula="of:=AVERAGE([.F3:.F25])" office:value-type="float" office:value="0.0816924704665409">
            <text:p>0,0816924705</text:p>
          </table:table-cell>
          <table:table-cell table:formula="of:=AVERAGE([.G3:.G25])" office:value-type="float" office:value="0.0161958204612445">
            <text:p>0,0161958205</text:p>
          </table:table-cell>
          <table:table-cell table:formula="of:=AVERAGE([.H3:.H25])" office:value-type="float" office:value="0.0092043702004254">
            <text:p>0,0092043702</text:p>
          </table:table-cell>
          <table:table-cell table:number-columns-repeated="4"/>
          <table:table-cell table:formula="of:=AVERAGE([.M3:.M25])" office:value-type="float" office:value="0.081527163270933">
            <text:p>0,0815271633</text:p>
          </table:table-cell>
          <table:table-cell table:formula="of:=AVERAGE([.N3:.N25])" office:value-type="float" office:value="0.0178436255934071">
            <text:p>0,0178436256</text:p>
          </table:table-cell>
          <table:table-cell table:formula="of:=AVERAGE([.O3:.O25])" office:value-type="float" office:value="0.00958394465954516">
            <text:p>0,0095839447</text:p>
          </table:table-cell>
          <table:table-cell table:number-columns-repeated="1009"/>
        </table:table-row>
        <table:table-row table:style-name="ro2">
          <table:table-cell table:style-name="ce16" office:value-type="string">
            <text:p>N</text:p>
          </table:table-cell>
          <table:table-cell table:number-columns-repeated="4"/>
          <table:table-cell table:formula="of:=COUNT([.F3:.F25])" office:value-type="float" office:value="23">
            <text:p>23</text:p>
          </table:table-cell>
          <table:table-cell table:formula="of:=COUNT([.G3:.G25])" office:value-type="float" office:value="23">
            <text:p>23</text:p>
          </table:table-cell>
          <table:table-cell table:formula="of:=COUNT([.H3:.H25])" office:value-type="float" office:value="23">
            <text:p>23</text:p>
          </table:table-cell>
          <table:table-cell table:number-columns-repeated="4"/>
          <table:table-cell table:formula="of:=COUNT([.M3:.M25])" office:value-type="float" office:value="23">
            <text:p>23</text:p>
          </table:table-cell>
          <table:table-cell table:formula="of:=COUNT([.N3:.N25])" office:value-type="float" office:value="23">
            <text:p>23</text:p>
          </table:table-cell>
          <table:table-cell table:formula="of:=COUNT([.O3:.O25])" office:value-type="float" office:value="23">
            <text:p>23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4" office:value-type="string">
            <text:p>Sign te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Gross conversion</text:p>
          </table:table-cell>
          <table:table-cell/>
          <table:table-cell office:value-type="string">
            <text:p>Use calc at:</text:p>
          </table:table-cell>
          <table:table-cell office:value-type="string">
            <text:p>http://graphpad.com/quickcalcs/binomial1.cfm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Q27]" office:value-type="float" office:value="4">
            <text:p>4</text:p>
          </table:table-cell>
          <table:table-cell office:value-type="string">
            <text:p>number of successes (# days where enroll rate is higher in exp. group rather than control grp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[.N29]" office:value-type="float" office:value="23">
            <text:p>23</text:p>
          </table:table-cell>
          <table:table-cell office:value-type="string">
            <text:p>number of trials (total number of day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.5">
            <text:p>0,5</text:p>
          </table:table-cell>
          <table:table-cell office:value-type="string">
            <text:p>hypothetical probability (for a "success" day to occur by chanc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.0026">
            <text:p>0,0026</text:p>
          </table:table-cell>
          <table:table-cell office:value-type="string">
            <text:p>2-tail P value from sign te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i.e. Prob of getting this result by chance al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Net conversion</text:p>
          </table:table-cell>
          <table:table-cell/>
          <table:table-cell office:value-type="string">
            <text:p>Use calc at:</text:p>
          </table:table-cell>
          <table:table-cell office:value-type="string">
            <text:p>http://graphpad.com/quickcalcs/binomial1.cfm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formula="of:=[.R27]" office:value-type="float" office:value="10">
            <text:p>10</text:p>
          </table:table-cell>
          <table:table-cell office:value-type="string">
            <text:p>number of successes (# days where pay rate is higher in exp. group rather than control grp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[.N29]" office:value-type="float" office:value="23">
            <text:p>23</text:p>
          </table:table-cell>
          <table:table-cell office:value-type="string">
            <text:p>number of trials (total number of day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.5">
            <text:p>0,5</text:p>
          </table:table-cell>
          <table:table-cell office:value-type="string">
            <text:p>hypothetical probability (for a "success" day to occur by chanc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0.6776">
            <text:p>0,6776</text:p>
          </table:table-cell>
          <table:table-cell office:value-type="string">
            <text:p>2-tail P value from sign te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i.e. Prob of getting this result by chance alone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ol" table:style-name="ta3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2">
          <table:table-cell table:style-name="ce16" office:value-type="string">
            <text:p>Date</text:p>
          </table:table-cell>
          <table:table-cell table:style-name="ce16" office:value-type="string">
            <text:p>Pageviews</text:p>
          </table:table-cell>
          <table:table-cell table:style-name="ce16" office:value-type="string">
            <text:p>Clicks</text:p>
          </table:table-cell>
          <table:table-cell table:style-name="ce16" office:value-type="string">
            <text:p>Enrollments</text:p>
          </table:table-cell>
          <table:table-cell table:style-name="ce16" office:value-type="string">
            <text:p>Payments</text:p>
          </table:table-cell>
          <table:table-cell table:style-name="ce16" office:value-type="string">
            <text:p>Click rate</text:p>
          </table:table-cell>
          <table:table-cell table:style-name="ce16" office:value-type="string">
            <text:p>Enrollment rate</text:p>
          </table:table-cell>
          <table:table-cell table:style-name="ce16" office:value-type="string">
            <text:p>Payment rate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at, Oct 11</text:p>
          </table:table-cell>
          <table:table-cell table:style-name="ce17" office:value-type="float" office:value="7723">
            <text:p>7723</text:p>
          </table:table-cell>
          <table:table-cell table:style-name="ce17" office:value-type="float" office:value="687">
            <text:p>687</text:p>
          </table:table-cell>
          <table:table-cell table:style-name="ce17" office:value-type="float" office:value="134">
            <text:p>134</text:p>
          </table:table-cell>
          <table:table-cell table:style-name="ce17" office:value-type="float" office:value="70">
            <text:p>70</text:p>
          </table:table-cell>
          <table:table-cell table:formula="of:=[.C2]/[.$B2]" office:value-type="float" office:value="0.0889550692735983">
            <text:p>0,0889550693</text:p>
          </table:table-cell>
          <table:table-cell table:formula="of:=[.D2]/[.$B2]" office:value-type="float" office:value="0.0173507704260003">
            <text:p>0,0173507704</text:p>
          </table:table-cell>
          <table:table-cell table:formula="of:=[.E2]/[.$B2]" office:value-type="float" office:value="0.00906383529716432">
            <text:p>0,0090638353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un, Oct 12</text:p>
          </table:table-cell>
          <table:table-cell table:style-name="ce17" office:value-type="float" office:value="9102">
            <text:p>9102</text:p>
          </table:table-cell>
          <table:table-cell table:style-name="ce17" office:value-type="float" office:value="779">
            <text:p>779</text:p>
          </table:table-cell>
          <table:table-cell table:style-name="ce17" office:value-type="float" office:value="147">
            <text:p>147</text:p>
          </table:table-cell>
          <table:table-cell table:style-name="ce17" office:value-type="float" office:value="70">
            <text:p>70</text:p>
          </table:table-cell>
          <table:table-cell table:formula="of:=[.C3]/[.$B3]" office:value-type="float" office:value="0.0855855855855856">
            <text:p>0,0855855856</text:p>
          </table:table-cell>
          <table:table-cell table:formula="of:=[.D3]/[.$B3]" office:value-type="float" office:value="0.0161502966381015">
            <text:p>0,0161502966</text:p>
          </table:table-cell>
          <table:table-cell table:formula="of:=[.E3]/[.$B3]" office:value-type="float" office:value="0.00769061744671501">
            <text:p>0,0076906174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Mon, Oct 13</text:p>
          </table:table-cell>
          <table:table-cell table:style-name="ce17" office:value-type="float" office:value="10511">
            <text:p>10511</text:p>
          </table:table-cell>
          <table:table-cell table:style-name="ce17" office:value-type="float" office:value="909">
            <text:p>909</text:p>
          </table:table-cell>
          <table:table-cell table:style-name="ce17" office:value-type="float" office:value="167">
            <text:p>167</text:p>
          </table:table-cell>
          <table:table-cell table:style-name="ce17" office:value-type="float" office:value="95">
            <text:p>95</text:p>
          </table:table-cell>
          <table:table-cell table:formula="of:=[.C4]/[.$B4]" office:value-type="float" office:value="0.0864808296070783">
            <text:p>0,0864808296</text:p>
          </table:table-cell>
          <table:table-cell table:formula="of:=[.D4]/[.$B4]" office:value-type="float" office:value="0.0158881172105413">
            <text:p>0,0158881172</text:p>
          </table:table-cell>
          <table:table-cell table:formula="of:=[.E4]/[.$B4]" office:value-type="float" office:value="0.00903815050899058">
            <text:p>0,0090381505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ue, Oct 14</text:p>
          </table:table-cell>
          <table:table-cell table:style-name="ce17" office:value-type="float" office:value="9871">
            <text:p>9871</text:p>
          </table:table-cell>
          <table:table-cell table:style-name="ce17" office:value-type="float" office:value="836">
            <text:p>836</text:p>
          </table:table-cell>
          <table:table-cell table:style-name="ce17" office:value-type="float" office:value="156">
            <text:p>156</text:p>
          </table:table-cell>
          <table:table-cell table:style-name="ce17" office:value-type="float" office:value="105">
            <text:p>105</text:p>
          </table:table-cell>
          <table:table-cell table:formula="of:=[.C5]/[.$B5]" office:value-type="float" office:value="0.0846925336845304">
            <text:p>0,0846925337</text:p>
          </table:table-cell>
          <table:table-cell table:formula="of:=[.D5]/[.$B5]" office:value-type="float" office:value="0.0158038699219937">
            <text:p>0,0158038699</text:p>
          </table:table-cell>
          <table:table-cell table:formula="of:=[.E5]/[.$B5]" office:value-type="float" office:value="0.0106372201398035">
            <text:p>0,0106372201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Wed, Oct 15</text:p>
          </table:table-cell>
          <table:table-cell table:style-name="ce17" office:value-type="float" office:value="10014">
            <text:p>10014</text:p>
          </table:table-cell>
          <table:table-cell table:style-name="ce17" office:value-type="float" office:value="837">
            <text:p>837</text:p>
          </table:table-cell>
          <table:table-cell table:style-name="ce17" office:value-type="float" office:value="163">
            <text:p>163</text:p>
          </table:table-cell>
          <table:table-cell table:style-name="ce17" office:value-type="float" office:value="64">
            <text:p>64</text:p>
          </table:table-cell>
          <table:table-cell table:formula="of:=[.C6]/[.$B6]" office:value-type="float" office:value="0.0835829838226483">
            <text:p>0,0835829838</text:p>
          </table:table-cell>
          <table:table-cell table:formula="of:=[.D6]/[.$B6]" office:value-type="float" office:value="0.0162772119033353">
            <text:p>0,0162772119</text:p>
          </table:table-cell>
          <table:table-cell table:formula="of:=[.E6]/[.$B6]" office:value-type="float" office:value="0.00639105252646295">
            <text:p>0,0063910525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hu, Oct 16</text:p>
          </table:table-cell>
          <table:table-cell table:style-name="ce17" office:value-type="float" office:value="9670">
            <text:p>9670</text:p>
          </table:table-cell>
          <table:table-cell table:style-name="ce17" office:value-type="float" office:value="823">
            <text:p>823</text:p>
          </table:table-cell>
          <table:table-cell table:style-name="ce17" office:value-type="float" office:value="138">
            <text:p>138</text:p>
          </table:table-cell>
          <table:table-cell table:style-name="ce17" office:value-type="float" office:value="82">
            <text:p>82</text:p>
          </table:table-cell>
          <table:table-cell table:formula="of:=[.C7]/[.$B7]" office:value-type="float" office:value="0.0851085832471562">
            <text:p>0,0851085832</text:p>
          </table:table-cell>
          <table:table-cell table:formula="of:=[.D7]/[.$B7]" office:value-type="float" office:value="0.0142709410548087">
            <text:p>0,0142709411</text:p>
          </table:table-cell>
          <table:table-cell table:formula="of:=[.E7]/[.$B7]" office:value-type="float" office:value="0.00847983453981386">
            <text:p>0,0084798345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Fri, Oct 17</text:p>
          </table:table-cell>
          <table:table-cell table:style-name="ce17" office:value-type="float" office:value="9008">
            <text:p>9008</text:p>
          </table:table-cell>
          <table:table-cell table:style-name="ce17" office:value-type="float" office:value="748">
            <text:p>748</text:p>
          </table:table-cell>
          <table:table-cell table:style-name="ce17" office:value-type="float" office:value="146">
            <text:p>146</text:p>
          </table:table-cell>
          <table:table-cell table:style-name="ce17" office:value-type="float" office:value="76">
            <text:p>76</text:p>
          </table:table-cell>
          <table:table-cell table:formula="of:=[.C8]/[.$B8]" office:value-type="float" office:value="0.0830373001776199">
            <text:p>0,0830373002</text:p>
          </table:table-cell>
          <table:table-cell table:formula="of:=[.D8]/[.$B8]" office:value-type="float" office:value="0.0162078152753108">
            <text:p>0,0162078153</text:p>
          </table:table-cell>
          <table:table-cell table:formula="of:=[.E8]/[.$B8]" office:value-type="float" office:value="0.00843694493783304">
            <text:p>0,0084369449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at, Oct 18</text:p>
          </table:table-cell>
          <table:table-cell table:style-name="ce17" office:value-type="float" office:value="7434">
            <text:p>7434</text:p>
          </table:table-cell>
          <table:table-cell table:style-name="ce17" office:value-type="float" office:value="632">
            <text:p>632</text:p>
          </table:table-cell>
          <table:table-cell table:style-name="ce17" office:value-type="float" office:value="110">
            <text:p>110</text:p>
          </table:table-cell>
          <table:table-cell table:style-name="ce17" office:value-type="float" office:value="70">
            <text:p>70</text:p>
          </table:table-cell>
          <table:table-cell table:formula="of:=[.C9]/[.$B9]" office:value-type="float" office:value="0.0850147968792037">
            <text:p>0,0850147969</text:p>
          </table:table-cell>
          <table:table-cell table:formula="of:=[.D9]/[.$B9]" office:value-type="float" office:value="0.0147968792036589">
            <text:p>0,0147968792</text:p>
          </table:table-cell>
          <table:table-cell table:formula="of:=[.E9]/[.$B9]" office:value-type="float" office:value="0.00941619585687382">
            <text:p>0,0094161959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un, Oct 19</text:p>
          </table:table-cell>
          <table:table-cell table:style-name="ce17" office:value-type="float" office:value="8459">
            <text:p>8459</text:p>
          </table:table-cell>
          <table:table-cell table:style-name="ce17" office:value-type="float" office:value="691">
            <text:p>691</text:p>
          </table:table-cell>
          <table:table-cell table:style-name="ce17" office:value-type="float" office:value="131">
            <text:p>131</text:p>
          </table:table-cell>
          <table:table-cell table:style-name="ce17" office:value-type="float" office:value="60">
            <text:p>60</text:p>
          </table:table-cell>
          <table:table-cell table:formula="of:=[.C10]/[.$B10]" office:value-type="float" office:value="0.0816881428064783">
            <text:p>0,0816881428</text:p>
          </table:table-cell>
          <table:table-cell table:formula="of:=[.D10]/[.$B10]" office:value-type="float" office:value="0.0154864641210545">
            <text:p>0,0154864641</text:p>
          </table:table-cell>
          <table:table-cell table:formula="of:=[.E10]/[.$B10]" office:value-type="float" office:value="0.00709303700200969">
            <text:p>0,007093037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Mon, Oct 20</text:p>
          </table:table-cell>
          <table:table-cell table:style-name="ce17" office:value-type="float" office:value="10667">
            <text:p>10667</text:p>
          </table:table-cell>
          <table:table-cell table:style-name="ce17" office:value-type="float" office:value="861">
            <text:p>861</text:p>
          </table:table-cell>
          <table:table-cell table:style-name="ce17" office:value-type="float" office:value="165">
            <text:p>165</text:p>
          </table:table-cell>
          <table:table-cell table:style-name="ce17" office:value-type="float" office:value="97">
            <text:p>97</text:p>
          </table:table-cell>
          <table:table-cell table:formula="of:=[.C11]/[.$B11]" office:value-type="float" office:value="0.0807162276178869">
            <text:p>0,0807162276</text:p>
          </table:table-cell>
          <table:table-cell table:formula="of:=[.D11]/[.$B11]" office:value-type="float" office:value="0.0154682666166682">
            <text:p>0,0154682666</text:p>
          </table:table-cell>
          <table:table-cell table:formula="of:=[.E11]/[.$B11]" office:value-type="float" office:value="0.00909346582919284">
            <text:p>0,0090934658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ue, Oct 21</text:p>
          </table:table-cell>
          <table:table-cell table:style-name="ce17" office:value-type="float" office:value="10660">
            <text:p>10660</text:p>
          </table:table-cell>
          <table:table-cell table:style-name="ce17" office:value-type="float" office:value="867">
            <text:p>867</text:p>
          </table:table-cell>
          <table:table-cell table:style-name="ce17" office:value-type="float" office:value="196">
            <text:p>196</text:p>
          </table:table-cell>
          <table:table-cell table:style-name="ce17" office:value-type="float" office:value="105">
            <text:p>105</text:p>
          </table:table-cell>
          <table:table-cell table:formula="of:=[.C12]/[.$B12]" office:value-type="float" office:value="0.0813320825515947">
            <text:p>0,0813320826</text:p>
          </table:table-cell>
          <table:table-cell table:formula="of:=[.D12]/[.$B12]" office:value-type="float" office:value="0.0183864915572233">
            <text:p>0,0183864916</text:p>
          </table:table-cell>
          <table:table-cell table:formula="of:=[.E12]/[.$B12]" office:value-type="float" office:value="0.00984990619136961">
            <text:p>0,009849906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Wed, Oct 22</text:p>
          </table:table-cell>
          <table:table-cell table:style-name="ce17" office:value-type="float" office:value="9947">
            <text:p>9947</text:p>
          </table:table-cell>
          <table:table-cell table:style-name="ce17" office:value-type="float" office:value="838">
            <text:p>838</text:p>
          </table:table-cell>
          <table:table-cell table:style-name="ce17" office:value-type="float" office:value="162">
            <text:p>162</text:p>
          </table:table-cell>
          <table:table-cell table:style-name="ce17" office:value-type="float" office:value="92">
            <text:p>92</text:p>
          </table:table-cell>
          <table:table-cell table:formula="of:=[.C13]/[.$B13]" office:value-type="float" office:value="0.0842465064843671">
            <text:p>0,0842465065</text:p>
          </table:table-cell>
          <table:table-cell table:formula="of:=[.D13]/[.$B13]" office:value-type="float" office:value="0.0162863174826581">
            <text:p>0,0162863175</text:p>
          </table:table-cell>
          <table:table-cell table:formula="of:=[.E13]/[.$B13]" office:value-type="float" office:value="0.00924901980496632">
            <text:p>0,0092490198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hu, Oct 23</text:p>
          </table:table-cell>
          <table:table-cell table:style-name="ce17" office:value-type="float" office:value="8324">
            <text:p>8324</text:p>
          </table:table-cell>
          <table:table-cell table:style-name="ce17" office:value-type="float" office:value="665">
            <text:p>665</text:p>
          </table:table-cell>
          <table:table-cell table:style-name="ce17" office:value-type="float" office:value="127">
            <text:p>127</text:p>
          </table:table-cell>
          <table:table-cell table:style-name="ce17" office:value-type="float" office:value="56">
            <text:p>56</text:p>
          </table:table-cell>
          <table:table-cell table:formula="of:=[.C14]/[.$B14]" office:value-type="float" office:value="0.079889476213359">
            <text:p>0,0798894762</text:p>
          </table:table-cell>
          <table:table-cell table:formula="of:=[.D14]/[.$B14]" office:value-type="float" office:value="0.0152570879384911">
            <text:p>0,0152570879</text:p>
          </table:table-cell>
          <table:table-cell table:formula="of:=[.E14]/[.$B14]" office:value-type="float" office:value="0.0067275348390197">
            <text:p>0,0067275348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Fri, Oct 24</text:p>
          </table:table-cell>
          <table:table-cell table:style-name="ce17" office:value-type="float" office:value="9434">
            <text:p>9434</text:p>
          </table:table-cell>
          <table:table-cell table:style-name="ce17" office:value-type="float" office:value="673">
            <text:p>673</text:p>
          </table:table-cell>
          <table:table-cell table:style-name="ce17" office:value-type="float" office:value="220">
            <text:p>220</text:p>
          </table:table-cell>
          <table:table-cell table:style-name="ce17" office:value-type="float" office:value="122">
            <text:p>122</text:p>
          </table:table-cell>
          <table:table-cell table:formula="of:=[.C15]/[.$B15]" office:value-type="float" office:value="0.0713377146491414">
            <text:p>0,0713377146</text:p>
          </table:table-cell>
          <table:table-cell table:formula="of:=[.D15]/[.$B15]" office:value-type="float" office:value="0.0233199067203731">
            <text:p>0,0233199067</text:p>
          </table:table-cell>
          <table:table-cell table:formula="of:=[.E15]/[.$B15]" office:value-type="float" office:value="0.0129319482722069">
            <text:p>0,0129319483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at, Oct 25</text:p>
          </table:table-cell>
          <table:table-cell table:style-name="ce17" office:value-type="float" office:value="8687">
            <text:p>8687</text:p>
          </table:table-cell>
          <table:table-cell table:style-name="ce17" office:value-type="float" office:value="691">
            <text:p>691</text:p>
          </table:table-cell>
          <table:table-cell table:style-name="ce17" office:value-type="float" office:value="176">
            <text:p>176</text:p>
          </table:table-cell>
          <table:table-cell table:style-name="ce17" office:value-type="float" office:value="128">
            <text:p>128</text:p>
          </table:table-cell>
          <table:table-cell table:formula="of:=[.C16]/[.$B16]" office:value-type="float" office:value="0.0795441464256936">
            <text:p>0,0795441464</text:p>
          </table:table-cell>
          <table:table-cell table:formula="of:=[.D16]/[.$B16]" office:value-type="float" office:value="0.0202601588580638">
            <text:p>0,0202601589</text:p>
          </table:table-cell>
          <table:table-cell table:formula="of:=[.E16]/[.$B16]" office:value-type="float" office:value="0.0147346609876827">
            <text:p>0,014734661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un, Oct 26</text:p>
          </table:table-cell>
          <table:table-cell table:style-name="ce17" office:value-type="float" office:value="8896">
            <text:p>8896</text:p>
          </table:table-cell>
          <table:table-cell table:style-name="ce17" office:value-type="float" office:value="708">
            <text:p>708</text:p>
          </table:table-cell>
          <table:table-cell table:style-name="ce17" office:value-type="float" office:value="161">
            <text:p>161</text:p>
          </table:table-cell>
          <table:table-cell table:style-name="ce17" office:value-type="float" office:value="104">
            <text:p>104</text:p>
          </table:table-cell>
          <table:table-cell table:formula="of:=[.C17]/[.$B17]" office:value-type="float" office:value="0.0795863309352518">
            <text:p>0,0795863309</text:p>
          </table:table-cell>
          <table:table-cell table:formula="of:=[.D17]/[.$B17]" office:value-type="float" office:value="0.0180980215827338">
            <text:p>0,0180980216</text:p>
          </table:table-cell>
          <table:table-cell table:formula="of:=[.E17]/[.$B17]" office:value-type="float" office:value="0.0116906474820144">
            <text:p>0,0116906475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Mon, Oct 27</text:p>
          </table:table-cell>
          <table:table-cell table:style-name="ce17" office:value-type="float" office:value="9535">
            <text:p>9535</text:p>
          </table:table-cell>
          <table:table-cell table:style-name="ce17" office:value-type="float" office:value="759">
            <text:p>759</text:p>
          </table:table-cell>
          <table:table-cell table:style-name="ce17" office:value-type="float" office:value="233">
            <text:p>233</text:p>
          </table:table-cell>
          <table:table-cell table:style-name="ce17" office:value-type="float" office:value="124">
            <text:p>124</text:p>
          </table:table-cell>
          <table:table-cell table:formula="of:=[.C18]/[.$B18]" office:value-type="float" office:value="0.0796014682747771">
            <text:p>0,0796014683</text:p>
          </table:table-cell>
          <table:table-cell table:formula="of:=[.D18]/[.$B18]" office:value-type="float" office:value="0.0244362873623492">
            <text:p>0,0244362874</text:p>
          </table:table-cell>
          <table:table-cell table:formula="of:=[.E18]/[.$B18]" office:value-type="float" office:value="0.0130047194546408">
            <text:p>0,0130047195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ue, Oct 28</text:p>
          </table:table-cell>
          <table:table-cell table:style-name="ce17" office:value-type="float" office:value="9363">
            <text:p>9363</text:p>
          </table:table-cell>
          <table:table-cell table:style-name="ce17" office:value-type="float" office:value="736">
            <text:p>736</text:p>
          </table:table-cell>
          <table:table-cell table:style-name="ce17" office:value-type="float" office:value="154">
            <text:p>154</text:p>
          </table:table-cell>
          <table:table-cell table:style-name="ce17" office:value-type="float" office:value="91">
            <text:p>91</text:p>
          </table:table-cell>
          <table:table-cell table:formula="of:=[.C19]/[.$B19]" office:value-type="float" office:value="0.0786072839901741">
            <text:p>0,078607284</text:p>
          </table:table-cell>
          <table:table-cell table:formula="of:=[.D19]/[.$B19]" office:value-type="float" office:value="0.016447719747944">
            <text:p>0,0164477197</text:p>
          </table:table-cell>
          <table:table-cell table:formula="of:=[.E19]/[.$B19]" office:value-type="float" office:value="0.00971910712378511">
            <text:p>0,0097191071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Wed, Oct 29</text:p>
          </table:table-cell>
          <table:table-cell table:style-name="ce17" office:value-type="float" office:value="9327">
            <text:p>9327</text:p>
          </table:table-cell>
          <table:table-cell table:style-name="ce17" office:value-type="float" office:value="739">
            <text:p>739</text:p>
          </table:table-cell>
          <table:table-cell table:style-name="ce17" office:value-type="float" office:value="196">
            <text:p>196</text:p>
          </table:table-cell>
          <table:table-cell table:style-name="ce17" office:value-type="float" office:value="86">
            <text:p>86</text:p>
          </table:table-cell>
          <table:table-cell table:formula="of:=[.C20]/[.$B20]" office:value-type="float" office:value="0.0792323362281548">
            <text:p>0,0792323362</text:p>
          </table:table-cell>
          <table:table-cell table:formula="of:=[.D20]/[.$B20]" office:value-type="float" office:value="0.0210142596762089">
            <text:p>0,0210142597</text:p>
          </table:table-cell>
          <table:table-cell table:formula="of:=[.E20]/[.$B20]" office:value-type="float" office:value="0.0092205425109896">
            <text:p>0,0092205425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hu, Oct 30</text:p>
          </table:table-cell>
          <table:table-cell table:style-name="ce17" office:value-type="float" office:value="9345">
            <text:p>9345</text:p>
          </table:table-cell>
          <table:table-cell table:style-name="ce17" office:value-type="float" office:value="734">
            <text:p>734</text:p>
          </table:table-cell>
          <table:table-cell table:style-name="ce17" office:value-type="float" office:value="167">
            <text:p>167</text:p>
          </table:table-cell>
          <table:table-cell table:style-name="ce17" office:value-type="float" office:value="75">
            <text:p>75</text:p>
          </table:table-cell>
          <table:table-cell table:formula="of:=[.C21]/[.$B21]" office:value-type="float" office:value="0.0785446762974853">
            <text:p>0,0785446763</text:p>
          </table:table-cell>
          <table:table-cell table:formula="of:=[.D21]/[.$B21]" office:value-type="float" office:value="0.0178705189941145">
            <text:p>0,017870519</text:p>
          </table:table-cell>
          <table:table-cell table:formula="of:=[.E21]/[.$B21]" office:value-type="float" office:value="0.00802568218298555">
            <text:p>0,008025682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Fri, Oct 31</text:p>
          </table:table-cell>
          <table:table-cell table:style-name="ce17" office:value-type="float" office:value="8890">
            <text:p>8890</text:p>
          </table:table-cell>
          <table:table-cell table:style-name="ce17" office:value-type="float" office:value="706">
            <text:p>706</text:p>
          </table:table-cell>
          <table:table-cell table:style-name="ce17" office:value-type="float" office:value="174">
            <text:p>174</text:p>
          </table:table-cell>
          <table:table-cell table:style-name="ce17" office:value-type="float" office:value="101">
            <text:p>101</text:p>
          </table:table-cell>
          <table:table-cell table:formula="of:=[.C22]/[.$B22]" office:value-type="float" office:value="0.0794150731158605">
            <text:p>0,0794150731</text:p>
          </table:table-cell>
          <table:table-cell table:formula="of:=[.D22]/[.$B22]" office:value-type="float" office:value="0.0195725534308212">
            <text:p>0,0195725534</text:p>
          </table:table-cell>
          <table:table-cell table:formula="of:=[.E22]/[.$B22]" office:value-type="float" office:value="0.0113610798650169">
            <text:p>0,0113610799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at, Nov 1</text:p>
          </table:table-cell>
          <table:table-cell table:style-name="ce17" office:value-type="float" office:value="8460">
            <text:p>8460</text:p>
          </table:table-cell>
          <table:table-cell table:style-name="ce17" office:value-type="float" office:value="681">
            <text:p>681</text:p>
          </table:table-cell>
          <table:table-cell table:style-name="ce17" office:value-type="float" office:value="156">
            <text:p>156</text:p>
          </table:table-cell>
          <table:table-cell table:style-name="ce17" office:value-type="float" office:value="93">
            <text:p>93</text:p>
          </table:table-cell>
          <table:table-cell table:formula="of:=[.C23]/[.$B23]" office:value-type="float" office:value="0.0804964539007092">
            <text:p>0,0804964539</text:p>
          </table:table-cell>
          <table:table-cell table:formula="of:=[.D23]/[.$B23]" office:value-type="float" office:value="0.0184397163120567">
            <text:p>0,0184397163</text:p>
          </table:table-cell>
          <table:table-cell table:formula="of:=[.E23]/[.$B23]" office:value-type="float" office:value="0.0109929078014184">
            <text:p>0,0109929078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un, Nov 2</text:p>
          </table:table-cell>
          <table:table-cell table:style-name="ce17" office:value-type="float" office:value="8836">
            <text:p>8836</text:p>
          </table:table-cell>
          <table:table-cell table:style-name="ce17" office:value-type="float" office:value="693">
            <text:p>693</text:p>
          </table:table-cell>
          <table:table-cell table:style-name="ce17" office:value-type="float" office:value="206">
            <text:p>206</text:p>
          </table:table-cell>
          <table:table-cell table:style-name="ce17" office:value-type="float" office:value="67">
            <text:p>67</text:p>
          </table:table-cell>
          <table:table-cell table:formula="of:=[.C24]/[.$B24]" office:value-type="float" office:value="0.0784291534631055">
            <text:p>0,0784291535</text:p>
          </table:table-cell>
          <table:table-cell table:formula="of:=[.D24]/[.$B24]" office:value-type="float" office:value="0.0233137166138524">
            <text:p>0,0233137166</text:p>
          </table:table-cell>
          <table:table-cell table:formula="of:=[.E24]/[.$B24]" office:value-type="float" office:value="0.00758261656858307">
            <text:p>0,0075826166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Mon, Nov 3</text:p>
          </table:table-cell>
          <table:table-cell table:style-name="ce17" office:value-type="float" office:value="9437">
            <text:p>9437</text:p>
          </table:table-cell>
          <table:table-cell table:style-name="ce17" office:value-type="float" office:value="788">
            <text:p>788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Tue, Nov 4</text:p>
          </table:table-cell>
          <table:table-cell table:style-name="ce17" office:value-type="float" office:value="9420">
            <text:p>9420</text:p>
          </table:table-cell>
          <table:table-cell table:style-name="ce17" office:value-type="float" office:value="781">
            <text:p>781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Wed, Nov 5</text:p>
          </table:table-cell>
          <table:table-cell table:style-name="ce17" office:value-type="float" office:value="9570">
            <text:p>9570</text:p>
          </table:table-cell>
          <table:table-cell table:style-name="ce17" office:value-type="float" office:value="805">
            <text:p>805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Thu, Nov 6</text:p>
          </table:table-cell>
          <table:table-cell table:style-name="ce17" office:value-type="float" office:value="9921">
            <text:p>9921</text:p>
          </table:table-cell>
          <table:table-cell table:style-name="ce17" office:value-type="float" office:value="830">
            <text:p>830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Fri, Nov 7</text:p>
          </table:table-cell>
          <table:table-cell table:style-name="ce17" office:value-type="float" office:value="9424">
            <text:p>9424</text:p>
          </table:table-cell>
          <table:table-cell table:style-name="ce17" office:value-type="float" office:value="781">
            <text:p>781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Sat, Nov 8</text:p>
          </table:table-cell>
          <table:table-cell table:style-name="ce17" office:value-type="float" office:value="9010">
            <text:p>9010</text:p>
          </table:table-cell>
          <table:table-cell table:style-name="ce17" office:value-type="float" office:value="756">
            <text:p>756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Sun, Nov 9</text:p>
          </table:table-cell>
          <table:table-cell table:style-name="ce17" office:value-type="float" office:value="9656">
            <text:p>9656</text:p>
          </table:table-cell>
          <table:table-cell table:style-name="ce17" office:value-type="float" office:value="825">
            <text:p>825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Mon, Nov 10</text:p>
          </table:table-cell>
          <table:table-cell table:style-name="ce17" office:value-type="float" office:value="10419">
            <text:p>10419</text:p>
          </table:table-cell>
          <table:table-cell table:style-name="ce17" office:value-type="float" office:value="874">
            <text:p>874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Tue, Nov 11</text:p>
          </table:table-cell>
          <table:table-cell table:style-name="ce17" office:value-type="float" office:value="9880">
            <text:p>9880</text:p>
          </table:table-cell>
          <table:table-cell table:style-name="ce17" office:value-type="float" office:value="830">
            <text:p>830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Wed, Nov 12</text:p>
          </table:table-cell>
          <table:table-cell table:style-name="ce17" office:value-type="float" office:value="10134">
            <text:p>10134</text:p>
          </table:table-cell>
          <table:table-cell table:style-name="ce17" office:value-type="float" office:value="801">
            <text:p>801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Thu, Nov 13</text:p>
          </table:table-cell>
          <table:table-cell table:style-name="ce17" office:value-type="float" office:value="9717">
            <text:p>9717</text:p>
          </table:table-cell>
          <table:table-cell table:style-name="ce17" office:value-type="float" office:value="814">
            <text:p>814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Fri, Nov 14</text:p>
          </table:table-cell>
          <table:table-cell table:style-name="ce17" office:value-type="float" office:value="9192">
            <text:p>9192</text:p>
          </table:table-cell>
          <table:table-cell table:style-name="ce17" office:value-type="float" office:value="735">
            <text:p>735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Sat, Nov 15</text:p>
          </table:table-cell>
          <table:table-cell table:style-name="ce17" office:value-type="float" office:value="8630">
            <text:p>8630</text:p>
          </table:table-cell>
          <table:table-cell table:style-name="ce17" office:value-type="float" office:value="743">
            <text:p>743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Sun, Nov 16</text:p>
          </table:table-cell>
          <table:table-cell table:style-name="ce17" office:value-type="float" office:value="8970">
            <text:p>8970</text:p>
          </table:table-cell>
          <table:table-cell table:style-name="ce17" office:value-type="float" office:value="722">
            <text:p>722</text:p>
          </table:table-cell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/>
          <table:table-cell table:style-name="ce17" table:number-columns-repeated="2"/>
          <table:table-cell table:style-name="ce16"/>
          <table:table-cell table:style-name="ce19"/>
          <table:table-cell table:number-columns-repeated="1019"/>
        </table:table-row>
        <table:table-row table:style-name="ro2">
          <table:table-cell table:style-name="ce16" office:value-type="string">
            <text:p>Sum</text:p>
          </table:table-cell>
          <table:table-cell table:style-name="ce17" table:formula="of:=SUM([.B2:.B38])" office:value-type="float" office:value="345543">
            <text:p>345543</text:p>
          </table:table-cell>
          <table:table-cell table:style-name="ce17" table:formula="of:=SUM([.C2:.C38])" office:value-type="float" office:value="28378">
            <text:p>28378</text:p>
          </table:table-cell>
          <table:table-cell table:style-name="ce17" table:formula="of:=SUM([.D2:.D38])" office:value-type="float" office:value="3785">
            <text:p>3785</text:p>
          </table:table-cell>
          <table:table-cell table:style-name="ce17" table:formula="of:=SUM([.E2:.E38])" office:value-type="float" office:value="2033">
            <text:p>2033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um up to row24</text:p>
          </table:table-cell>
          <table:table-cell table:formula="of:=SUM([.B2:.B24])" office:value-type="float" office:value="212163">
            <text:p>212163</text:p>
          </table:table-cell>
          <table:table-cell table:formula="of:=SUM([.C2:.C24])" office:value-type="float" office:value="17293">
            <text:p>17293</text:p>
          </table:table-cell>
          <table:table-cell table:formula="of:=SUM([.D2:.D24])" office:value-type="float" office:value="3785">
            <text:p>3785</text:p>
          </table:table-cell>
          <table:table-cell table:formula="of:=SUM([.E2:.E24])" office:value-type="float" office:value="2033">
            <text:p>2033</text:p>
          </table:table-cell>
          <table:table-cell table:formula="of:=SUM([.F2:.F24])" office:value-type="float" office:value="1.87512475523146">
            <text:p>1,8751247552</text:p>
          </table:table-cell>
          <table:table-cell table:formula="of:=SUM([.G2:.G24])" office:value-type="float" office:value="0.410403388648363">
            <text:p>0,4104033886</text:p>
          </table:table-cell>
          <table:table-cell table:formula="of:=SUM([.H2:.H24])" office:value-type="float" office:value="0.220430727169539">
            <text:p>0,2204307272</text:p>
          </table:table-cell>
          <table:table-cell office:value-type="string">
            <text:p>As indicated by Oct 2015 post.</text:p>
          </table:table-cell>
          <table:table-cell table:number-columns-repeated="1015"/>
        </table:table-row>
        <table:table-row table:style-name="ro2">
          <table:table-cell table:style-name="ce16" office:value-type="string">
            <text:p>N up to row24</text:p>
          </table:table-cell>
          <table:table-cell table:number-columns-repeated="4"/>
          <table:table-cell table:formula="of:=COUNT([.F2:.F24])" office:value-type="float" office:value="23">
            <text:p>23</text:p>
          </table:table-cell>
          <table:table-cell table:formula="of:=COUNT([.G2:.G24])" office:value-type="float" office:value="23">
            <text:p>23</text:p>
          </table:table-cell>
          <table:table-cell table:formula="of:=COUNT([.H2:.H24])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string">
            <text:p>Average</text:p>
          </table:table-cell>
          <table:table-cell/>
          <table:table-cell table:style-name="ce18" table:formula="of:=+[.C40]/[.B40]" office:value-type="float" office:value="0.0821258135745768">
            <text:p>0,0821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" table:style-name="ta4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2">
          <table:table-cell table:style-name="ce16" office:value-type="string">
            <text:p>Date</text:p>
          </table:table-cell>
          <table:table-cell table:style-name="ce16" office:value-type="string">
            <text:p>Pageviews</text:p>
          </table:table-cell>
          <table:table-cell table:style-name="ce16" office:value-type="string">
            <text:p>Clicks</text:p>
          </table:table-cell>
          <table:table-cell table:style-name="ce16" office:value-type="string">
            <text:p>Enrollments</text:p>
          </table:table-cell>
          <table:table-cell table:style-name="ce16" office:value-type="string">
            <text:p>Payments</text:p>
          </table:table-cell>
          <table:table-cell table:style-name="ce16" office:value-type="string">
            <text:p>Click rate</text:p>
          </table:table-cell>
          <table:table-cell table:style-name="ce16" office:value-type="string">
            <text:p>Enrollment rate</text:p>
          </table:table-cell>
          <table:table-cell table:style-name="ce16" office:value-type="string">
            <text:p>Payment rate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at, Oct 11</text:p>
          </table:table-cell>
          <table:table-cell table:style-name="ce17" office:value-type="float" office:value="7716">
            <text:p>7716</text:p>
          </table:table-cell>
          <table:table-cell table:style-name="ce17" office:value-type="float" office:value="686">
            <text:p>686</text:p>
          </table:table-cell>
          <table:table-cell table:style-name="ce17" office:value-type="float" office:value="105">
            <text:p>105</text:p>
          </table:table-cell>
          <table:table-cell table:style-name="ce17" office:value-type="float" office:value="34">
            <text:p>34</text:p>
          </table:table-cell>
          <table:table-cell table:formula="of:=[.C2]/[.$B2]" office:value-type="float" office:value="0.0889061689994816">
            <text:p>0,088906169</text:p>
          </table:table-cell>
          <table:table-cell table:formula="of:=[.D2]/[.$B2]" office:value-type="float" office:value="0.0136080870917574">
            <text:p>0,0136080871</text:p>
          </table:table-cell>
          <table:table-cell table:formula="of:=[.E2]/[.$B2]" office:value-type="float" office:value="0.00440642820114049">
            <text:p>0,004406428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un, Oct 12</text:p>
          </table:table-cell>
          <table:table-cell table:style-name="ce17" office:value-type="float" office:value="9288">
            <text:p>9288</text:p>
          </table:table-cell>
          <table:table-cell table:style-name="ce17" office:value-type="float" office:value="785">
            <text:p>785</text:p>
          </table:table-cell>
          <table:table-cell table:style-name="ce17" office:value-type="float" office:value="116">
            <text:p>116</text:p>
          </table:table-cell>
          <table:table-cell table:style-name="ce17" office:value-type="float" office:value="91">
            <text:p>91</text:p>
          </table:table-cell>
          <table:table-cell table:formula="of:=[.C3]/[.$B3]" office:value-type="float" office:value="0.0845176571920758">
            <text:p>0,0845176572</text:p>
          </table:table-cell>
          <table:table-cell table:formula="of:=[.D3]/[.$B3]" office:value-type="float" office:value="0.012489233419466">
            <text:p>0,0124892334</text:p>
          </table:table-cell>
          <table:table-cell table:formula="of:=[.E3]/[.$B3]" office:value-type="float" office:value="0.00979758828596038">
            <text:p>0,0097975883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Mon, Oct 13</text:p>
          </table:table-cell>
          <table:table-cell table:style-name="ce17" office:value-type="float" office:value="10480">
            <text:p>10480</text:p>
          </table:table-cell>
          <table:table-cell table:style-name="ce17" office:value-type="float" office:value="884">
            <text:p>884</text:p>
          </table:table-cell>
          <table:table-cell table:style-name="ce17" office:value-type="float" office:value="145">
            <text:p>145</text:p>
          </table:table-cell>
          <table:table-cell table:style-name="ce17" office:value-type="float" office:value="79">
            <text:p>79</text:p>
          </table:table-cell>
          <table:table-cell table:formula="of:=[.C4]/[.$B4]" office:value-type="float" office:value="0.084351145038168">
            <text:p>0,084351145</text:p>
          </table:table-cell>
          <table:table-cell table:formula="of:=[.D4]/[.$B4]" office:value-type="float" office:value="0.0138358778625954">
            <text:p>0,0138358779</text:p>
          </table:table-cell>
          <table:table-cell table:formula="of:=[.E4]/[.$B4]" office:value-type="float" office:value="0.0075381679389313">
            <text:p>0,0075381679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ue, Oct 14</text:p>
          </table:table-cell>
          <table:table-cell table:style-name="ce17" office:value-type="float" office:value="9867">
            <text:p>9867</text:p>
          </table:table-cell>
          <table:table-cell table:style-name="ce17" office:value-type="float" office:value="827">
            <text:p>827</text:p>
          </table:table-cell>
          <table:table-cell table:style-name="ce17" office:value-type="float" office:value="138">
            <text:p>138</text:p>
          </table:table-cell>
          <table:table-cell table:style-name="ce17" office:value-type="float" office:value="92">
            <text:p>92</text:p>
          </table:table-cell>
          <table:table-cell table:formula="of:=[.C5]/[.$B5]" office:value-type="float" office:value="0.083814735988649">
            <text:p>0,083814736</text:p>
          </table:table-cell>
          <table:table-cell table:formula="of:=[.D5]/[.$B5]" office:value-type="float" office:value="0.013986013986014">
            <text:p>0,013986014</text:p>
          </table:table-cell>
          <table:table-cell table:formula="of:=[.E5]/[.$B5]" office:value-type="float" office:value="0.00932400932400932">
            <text:p>0,0093240093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Wed, Oct 15</text:p>
          </table:table-cell>
          <table:table-cell table:style-name="ce17" office:value-type="float" office:value="9793">
            <text:p>9793</text:p>
          </table:table-cell>
          <table:table-cell table:style-name="ce17" office:value-type="float" office:value="832">
            <text:p>832</text:p>
          </table:table-cell>
          <table:table-cell table:style-name="ce17" office:value-type="float" office:value="140">
            <text:p>140</text:p>
          </table:table-cell>
          <table:table-cell table:style-name="ce17" office:value-type="float" office:value="94">
            <text:p>94</text:p>
          </table:table-cell>
          <table:table-cell table:formula="of:=[.C6]/[.$B6]" office:value-type="float" office:value="0.0849586439293373">
            <text:p>0,0849586439</text:p>
          </table:table-cell>
          <table:table-cell table:formula="of:=[.D6]/[.$B6]" office:value-type="float" office:value="0.0142959256611866">
            <text:p>0,0142959257</text:p>
          </table:table-cell>
          <table:table-cell table:formula="of:=[.E6]/[.$B6]" office:value-type="float" office:value="0.00959869294393955">
            <text:p>0,0095986929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hu, Oct 16</text:p>
          </table:table-cell>
          <table:table-cell table:style-name="ce17" office:value-type="float" office:value="9500">
            <text:p>9500</text:p>
          </table:table-cell>
          <table:table-cell table:style-name="ce17" office:value-type="float" office:value="788">
            <text:p>788</text:p>
          </table:table-cell>
          <table:table-cell table:style-name="ce17" office:value-type="float" office:value="129">
            <text:p>129</text:p>
          </table:table-cell>
          <table:table-cell table:style-name="ce17" office:value-type="float" office:value="61">
            <text:p>61</text:p>
          </table:table-cell>
          <table:table-cell table:formula="of:=[.C7]/[.$B7]" office:value-type="float" office:value="0.0829473684210526">
            <text:p>0,0829473684</text:p>
          </table:table-cell>
          <table:table-cell table:formula="of:=[.D7]/[.$B7]" office:value-type="float" office:value="0.0135789473684211">
            <text:p>0,0135789474</text:p>
          </table:table-cell>
          <table:table-cell table:formula="of:=[.E7]/[.$B7]" office:value-type="float" office:value="0.00642105263157895">
            <text:p>0,0064210526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Fri, Oct 17</text:p>
          </table:table-cell>
          <table:table-cell table:style-name="ce17" office:value-type="float" office:value="9088">
            <text:p>9088</text:p>
          </table:table-cell>
          <table:table-cell table:style-name="ce17" office:value-type="float" office:value="780">
            <text:p>780</text:p>
          </table:table-cell>
          <table:table-cell table:style-name="ce17" office:value-type="float" office:value="127">
            <text:p>127</text:p>
          </table:table-cell>
          <table:table-cell table:style-name="ce17" office:value-type="float" office:value="44">
            <text:p>44</text:p>
          </table:table-cell>
          <table:table-cell table:formula="of:=[.C8]/[.$B8]" office:value-type="float" office:value="0.0858274647887324">
            <text:p>0,0858274648</text:p>
          </table:table-cell>
          <table:table-cell table:formula="of:=[.D8]/[.$B8]" office:value-type="float" office:value="0.0139744718309859">
            <text:p>0,0139744718</text:p>
          </table:table-cell>
          <table:table-cell table:formula="of:=[.E8]/[.$B8]" office:value-type="float" office:value="0.00484154929577465">
            <text:p>0,0048415493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at, Oct 18</text:p>
          </table:table-cell>
          <table:table-cell table:style-name="ce17" office:value-type="float" office:value="7664">
            <text:p>7664</text:p>
          </table:table-cell>
          <table:table-cell table:style-name="ce17" office:value-type="float" office:value="652">
            <text:p>652</text:p>
          </table:table-cell>
          <table:table-cell table:style-name="ce17" office:value-type="float" office:value="94">
            <text:p>94</text:p>
          </table:table-cell>
          <table:table-cell table:style-name="ce17" office:value-type="float" office:value="62">
            <text:p>62</text:p>
          </table:table-cell>
          <table:table-cell table:formula="of:=[.C9]/[.$B9]" office:value-type="float" office:value="0.0850730688935282">
            <text:p>0,0850730689</text:p>
          </table:table-cell>
          <table:table-cell table:formula="of:=[.D9]/[.$B9]" office:value-type="float" office:value="0.0122651356993737">
            <text:p>0,0122651357</text:p>
          </table:table-cell>
          <table:table-cell table:formula="of:=[.E9]/[.$B9]" office:value-type="float" office:value="0.00808977035490605">
            <text:p>0,0080897704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un, Oct 19</text:p>
          </table:table-cell>
          <table:table-cell table:style-name="ce17" office:value-type="float" office:value="8434">
            <text:p>8434</text:p>
          </table:table-cell>
          <table:table-cell table:style-name="ce17" office:value-type="float" office:value="697">
            <text:p>697</text:p>
          </table:table-cell>
          <table:table-cell table:style-name="ce17" office:value-type="float" office:value="120">
            <text:p>120</text:p>
          </table:table-cell>
          <table:table-cell table:style-name="ce17" office:value-type="float" office:value="77">
            <text:p>77</text:p>
          </table:table-cell>
          <table:table-cell table:formula="of:=[.C10]/[.$B10]" office:value-type="float" office:value="0.0826416884040787">
            <text:p>0,0826416884</text:p>
          </table:table-cell>
          <table:table-cell table:formula="of:=[.D10]/[.$B10]" office:value-type="float" office:value="0.0142281242589519">
            <text:p>0,0142281243</text:p>
          </table:table-cell>
          <table:table-cell table:formula="of:=[.E10]/[.$B10]" office:value-type="float" office:value="0.00912971306616078">
            <text:p>0,0091297131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Mon, Oct 20</text:p>
          </table:table-cell>
          <table:table-cell table:style-name="ce17" office:value-type="float" office:value="10496">
            <text:p>10496</text:p>
          </table:table-cell>
          <table:table-cell table:style-name="ce17" office:value-type="float" office:value="860">
            <text:p>860</text:p>
          </table:table-cell>
          <table:table-cell table:style-name="ce17" office:value-type="float" office:value="153">
            <text:p>153</text:p>
          </table:table-cell>
          <table:table-cell table:style-name="ce17" office:value-type="float" office:value="98">
            <text:p>98</text:p>
          </table:table-cell>
          <table:table-cell table:formula="of:=[.C11]/[.$B11]" office:value-type="float" office:value="0.0819359756097561">
            <text:p>0,0819359756</text:p>
          </table:table-cell>
          <table:table-cell table:formula="of:=[.D11]/[.$B11]" office:value-type="float" office:value="0.0145769817073171">
            <text:p>0,0145769817</text:p>
          </table:table-cell>
          <table:table-cell table:formula="of:=[.E11]/[.$B11]" office:value-type="float" office:value="0.00933689024390244">
            <text:p>0,009336890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ue, Oct 21</text:p>
          </table:table-cell>
          <table:table-cell table:style-name="ce17" office:value-type="float" office:value="10551">
            <text:p>10551</text:p>
          </table:table-cell>
          <table:table-cell table:style-name="ce17" office:value-type="float" office:value="864">
            <text:p>864</text:p>
          </table:table-cell>
          <table:table-cell table:style-name="ce17" office:value-type="float" office:value="143">
            <text:p>143</text:p>
          </table:table-cell>
          <table:table-cell table:style-name="ce17" office:value-type="float" office:value="71">
            <text:p>71</text:p>
          </table:table-cell>
          <table:table-cell table:formula="of:=[.C12]/[.$B12]" office:value-type="float" office:value="0.0818879727040091">
            <text:p>0,0818879727</text:p>
          </table:table-cell>
          <table:table-cell table:formula="of:=[.D12]/[.$B12]" office:value-type="float" office:value="0.013553217704483">
            <text:p>0,0135532177</text:p>
          </table:table-cell>
          <table:table-cell table:formula="of:=[.E12]/[.$B12]" office:value-type="float" office:value="0.0067292199791489">
            <text:p>0,0067292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Wed, Oct 22</text:p>
          </table:table-cell>
          <table:table-cell table:style-name="ce17" office:value-type="float" office:value="9737">
            <text:p>9737</text:p>
          </table:table-cell>
          <table:table-cell table:style-name="ce17" office:value-type="float" office:value="801">
            <text:p>801</text:p>
          </table:table-cell>
          <table:table-cell table:style-name="ce17" office:value-type="float" office:value="128">
            <text:p>128</text:p>
          </table:table-cell>
          <table:table-cell table:style-name="ce17" office:value-type="float" office:value="70">
            <text:p>70</text:p>
          </table:table-cell>
          <table:table-cell table:formula="of:=[.C13]/[.$B13]" office:value-type="float" office:value="0.0822635308616617">
            <text:p>0,0822635309</text:p>
          </table:table-cell>
          <table:table-cell table:formula="of:=[.D13]/[.$B13]" office:value-type="float" office:value="0.013145732771901">
            <text:p>0,0131457328</text:p>
          </table:table-cell>
          <table:table-cell table:formula="of:=[.E13]/[.$B13]" office:value-type="float" office:value="0.00718907260963336">
            <text:p>0,0071890726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hu, Oct 23</text:p>
          </table:table-cell>
          <table:table-cell table:style-name="ce17" office:value-type="float" office:value="8176">
            <text:p>8176</text:p>
          </table:table-cell>
          <table:table-cell table:style-name="ce17" office:value-type="float" office:value="642">
            <text:p>642</text:p>
          </table:table-cell>
          <table:table-cell table:style-name="ce17" office:value-type="float" office:value="122">
            <text:p>122</text:p>
          </table:table-cell>
          <table:table-cell table:style-name="ce17" office:value-type="float" office:value="68">
            <text:p>68</text:p>
          </table:table-cell>
          <table:table-cell table:formula="of:=[.C14]/[.$B14]" office:value-type="float" office:value="0.0785225048923679">
            <text:p>0,0785225049</text:p>
          </table:table-cell>
          <table:table-cell table:formula="of:=[.D14]/[.$B14]" office:value-type="float" office:value="0.0149217221135029">
            <text:p>0,0149217221</text:p>
          </table:table-cell>
          <table:table-cell table:formula="of:=[.E14]/[.$B14]" office:value-type="float" office:value="0.00831702544031311">
            <text:p>0,0083170254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Fri, Oct 24</text:p>
          </table:table-cell>
          <table:table-cell table:style-name="ce17" office:value-type="float" office:value="9402">
            <text:p>9402</text:p>
          </table:table-cell>
          <table:table-cell table:style-name="ce17" office:value-type="float" office:value="697">
            <text:p>697</text:p>
          </table:table-cell>
          <table:table-cell table:style-name="ce17" office:value-type="float" office:value="194">
            <text:p>194</text:p>
          </table:table-cell>
          <table:table-cell table:style-name="ce17" office:value-type="float" office:value="94">
            <text:p>94</text:p>
          </table:table-cell>
          <table:table-cell table:formula="of:=[.C15]/[.$B15]" office:value-type="float" office:value="0.0741331631567752">
            <text:p>0,0741331632</text:p>
          </table:table-cell>
          <table:table-cell table:formula="of:=[.D15]/[.$B15]" office:value-type="float" office:value="0.0206339076792172">
            <text:p>0,0206339077</text:p>
          </table:table-cell>
          <table:table-cell table:formula="of:=[.E15]/[.$B15]" office:value-type="float" office:value="0.00999787279302276">
            <text:p>0,0099978728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at, Oct 25</text:p>
          </table:table-cell>
          <table:table-cell table:style-name="ce17" office:value-type="float" office:value="8669">
            <text:p>8669</text:p>
          </table:table-cell>
          <table:table-cell table:style-name="ce17" office:value-type="float" office:value="669">
            <text:p>669</text:p>
          </table:table-cell>
          <table:table-cell table:style-name="ce17" office:value-type="float" office:value="127">
            <text:p>127</text:p>
          </table:table-cell>
          <table:table-cell table:style-name="ce17" office:value-type="float" office:value="81">
            <text:p>81</text:p>
          </table:table-cell>
          <table:table-cell table:formula="of:=[.C16]/[.$B16]" office:value-type="float" office:value="0.0771715307417234">
            <text:p>0,0771715307</text:p>
          </table:table-cell>
          <table:table-cell table:formula="of:=[.D16]/[.$B16]" office:value-type="float" office:value="0.0146499019494751">
            <text:p>0,0146499019</text:p>
          </table:table-cell>
          <table:table-cell table:formula="of:=[.E16]/[.$B16]" office:value-type="float" office:value="0.00934363825124005">
            <text:p>0,0093436383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un, Oct 26</text:p>
          </table:table-cell>
          <table:table-cell table:style-name="ce17" office:value-type="float" office:value="8881">
            <text:p>8881</text:p>
          </table:table-cell>
          <table:table-cell table:style-name="ce17" office:value-type="float" office:value="693">
            <text:p>693</text:p>
          </table:table-cell>
          <table:table-cell table:style-name="ce17" office:value-type="float" office:value="153">
            <text:p>153</text:p>
          </table:table-cell>
          <table:table-cell table:style-name="ce17" office:value-type="float" office:value="101">
            <text:p>101</text:p>
          </table:table-cell>
          <table:table-cell table:formula="of:=[.C17]/[.$B17]" office:value-type="float" office:value="0.0780317531809481">
            <text:p>0,0780317532</text:p>
          </table:table-cell>
          <table:table-cell table:formula="of:=[.D17]/[.$B17]" office:value-type="float" office:value="0.0172277896633262">
            <text:p>0,0172277897</text:p>
          </table:table-cell>
          <table:table-cell table:formula="of:=[.E17]/[.$B17]" office:value-type="float" office:value="0.0113725931764441">
            <text:p>0,011372593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Mon, Oct 27</text:p>
          </table:table-cell>
          <table:table-cell table:style-name="ce17" office:value-type="float" office:value="9655">
            <text:p>9655</text:p>
          </table:table-cell>
          <table:table-cell table:style-name="ce17" office:value-type="float" office:value="771">
            <text:p>771</text:p>
          </table:table-cell>
          <table:table-cell table:style-name="ce17" office:value-type="float" office:value="213">
            <text:p>213</text:p>
          </table:table-cell>
          <table:table-cell table:style-name="ce17" office:value-type="float" office:value="119">
            <text:p>119</text:p>
          </table:table-cell>
          <table:table-cell table:formula="of:=[.C18]/[.$B18]" office:value-type="float" office:value="0.0798549974106681">
            <text:p>0,0798549974</text:p>
          </table:table-cell>
          <table:table-cell table:formula="of:=[.D18]/[.$B18]" office:value-type="float" office:value="0.0220611082340756">
            <text:p>0,0220611082</text:p>
          </table:table-cell>
          <table:table-cell table:formula="of:=[.E18]/[.$B18]" office:value-type="float" office:value="0.012325220093216">
            <text:p>0,0123252201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ue, Oct 28</text:p>
          </table:table-cell>
          <table:table-cell table:style-name="ce17" office:value-type="float" office:value="9396">
            <text:p>9396</text:p>
          </table:table-cell>
          <table:table-cell table:style-name="ce17" office:value-type="float" office:value="736">
            <text:p>736</text:p>
          </table:table-cell>
          <table:table-cell table:style-name="ce17" office:value-type="float" office:value="162">
            <text:p>162</text:p>
          </table:table-cell>
          <table:table-cell table:style-name="ce17" office:value-type="float" office:value="120">
            <text:p>120</text:p>
          </table:table-cell>
          <table:table-cell table:formula="of:=[.C19]/[.$B19]" office:value-type="float" office:value="0.0783312047679864">
            <text:p>0,0783312048</text:p>
          </table:table-cell>
          <table:table-cell table:formula="of:=[.D19]/[.$B19]" office:value-type="float" office:value="0.0172413793103448">
            <text:p>0,0172413793</text:p>
          </table:table-cell>
          <table:table-cell table:formula="of:=[.E19]/[.$B19]" office:value-type="float" office:value="0.0127713920817369">
            <text:p>0,0127713921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Wed, Oct 29</text:p>
          </table:table-cell>
          <table:table-cell table:style-name="ce17" office:value-type="float" office:value="9262">
            <text:p>9262</text:p>
          </table:table-cell>
          <table:table-cell table:style-name="ce17" office:value-type="float" office:value="727">
            <text:p>727</text:p>
          </table:table-cell>
          <table:table-cell table:style-name="ce17" office:value-type="float" office:value="201">
            <text:p>201</text:p>
          </table:table-cell>
          <table:table-cell table:style-name="ce17" office:value-type="float" office:value="96">
            <text:p>96</text:p>
          </table:table-cell>
          <table:table-cell table:formula="of:=[.C20]/[.$B20]" office:value-type="float" office:value="0.0784927661412222">
            <text:p>0,0784927661</text:p>
          </table:table-cell>
          <table:table-cell table:formula="of:=[.D20]/[.$B20]" office:value-type="float" office:value="0.0217015763334053">
            <text:p>0,0217015763</text:p>
          </table:table-cell>
          <table:table-cell table:formula="of:=[.E20]/[.$B20]" office:value-type="float" office:value="0.0103649319801339">
            <text:p>0,01036493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Thu, Oct 30</text:p>
          </table:table-cell>
          <table:table-cell table:style-name="ce17" office:value-type="float" office:value="9308">
            <text:p>9308</text:p>
          </table:table-cell>
          <table:table-cell table:style-name="ce17" office:value-type="float" office:value="728">
            <text:p>728</text:p>
          </table:table-cell>
          <table:table-cell table:style-name="ce17" office:value-type="float" office:value="207">
            <text:p>207</text:p>
          </table:table-cell>
          <table:table-cell table:style-name="ce17" office:value-type="float" office:value="67">
            <text:p>67</text:p>
          </table:table-cell>
          <table:table-cell table:formula="of:=[.C21]/[.$B21]" office:value-type="float" office:value="0.0782122905027933">
            <text:p>0,0782122905</text:p>
          </table:table-cell>
          <table:table-cell table:formula="of:=[.D21]/[.$B21]" office:value-type="float" office:value="0.0222389342501074">
            <text:p>0,0222389343</text:p>
          </table:table-cell>
          <table:table-cell table:formula="of:=[.E21]/[.$B21]" office:value-type="float" office:value="0.00719810915341642">
            <text:p>0,007198109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Fri, Oct 31</text:p>
          </table:table-cell>
          <table:table-cell table:style-name="ce17" office:value-type="float" office:value="8715">
            <text:p>8715</text:p>
          </table:table-cell>
          <table:table-cell table:style-name="ce17" office:value-type="float" office:value="722">
            <text:p>722</text:p>
          </table:table-cell>
          <table:table-cell table:style-name="ce17" office:value-type="float" office:value="182">
            <text:p>182</text:p>
          </table:table-cell>
          <table:table-cell table:style-name="ce17" office:value-type="float" office:value="123">
            <text:p>123</text:p>
          </table:table-cell>
          <table:table-cell table:formula="of:=[.C22]/[.$B22]" office:value-type="float" office:value="0.0828456683878371">
            <text:p>0,0828456684</text:p>
          </table:table-cell>
          <table:table-cell table:formula="of:=[.D22]/[.$B22]" office:value-type="float" office:value="0.0208835341365462">
            <text:p>0,0208835341</text:p>
          </table:table-cell>
          <table:table-cell table:formula="of:=[.E22]/[.$B22]" office:value-type="float" office:value="0.0141135972461274">
            <text:p>0,014113597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at, Nov 1</text:p>
          </table:table-cell>
          <table:table-cell table:style-name="ce17" office:value-type="float" office:value="8448">
            <text:p>8448</text:p>
          </table:table-cell>
          <table:table-cell table:style-name="ce17" office:value-type="float" office:value="695">
            <text:p>695</text:p>
          </table:table-cell>
          <table:table-cell table:style-name="ce17" office:value-type="float" office:value="142">
            <text:p>142</text:p>
          </table:table-cell>
          <table:table-cell table:style-name="ce17" office:value-type="float" office:value="100">
            <text:p>100</text:p>
          </table:table-cell>
          <table:table-cell table:formula="of:=[.C23]/[.$B23]" office:value-type="float" office:value="0.0822679924242424">
            <text:p>0,0822679924</text:p>
          </table:table-cell>
          <table:table-cell table:formula="of:=[.D23]/[.$B23]" office:value-type="float" office:value="0.0168087121212121">
            <text:p>0,0168087121</text:p>
          </table:table-cell>
          <table:table-cell table:formula="of:=[.E23]/[.$B23]" office:value-type="float" office:value="0.0118371212121212">
            <text:p>0,0118371212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Sun, Nov 2</text:p>
          </table:table-cell>
          <table:table-cell table:style-name="ce17" office:value-type="float" office:value="8836">
            <text:p>8836</text:p>
          </table:table-cell>
          <table:table-cell table:style-name="ce17" office:value-type="float" office:value="724">
            <text:p>724</text:p>
          </table:table-cell>
          <table:table-cell table:style-name="ce17" office:value-type="float" office:value="182">
            <text:p>182</text:p>
          </table:table-cell>
          <table:table-cell table:style-name="ce17" office:value-type="float" office:value="103">
            <text:p>103</text:p>
          </table:table-cell>
          <table:table-cell table:formula="of:=[.C24]/[.$B24]" office:value-type="float" office:value="0.0819375282933454">
            <text:p>0,0819375283</text:p>
          </table:table-cell>
          <table:table-cell table:formula="of:=[.D24]/[.$B24]" office:value-type="float" office:value="0.020597555454957">
            <text:p>0,0205975555</text:p>
          </table:table-cell>
          <table:table-cell table:formula="of:=[.E24]/[.$B24]" office:value-type="float" office:value="0.0116568583069262">
            <text:p>0,0116568583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Mon, Nov 3</text:p>
          </table:table-cell>
          <table:table-cell table:style-name="ce17" office:value-type="float" office:value="9359">
            <text:p>9359</text:p>
          </table:table-cell>
          <table:table-cell table:style-name="ce17" office:value-type="float" office:value="789">
            <text:p>789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Tue, Nov 4</text:p>
          </table:table-cell>
          <table:table-cell table:style-name="ce17" office:value-type="float" office:value="9427">
            <text:p>9427</text:p>
          </table:table-cell>
          <table:table-cell table:style-name="ce17" office:value-type="float" office:value="743">
            <text:p>743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Wed, Nov 5</text:p>
          </table:table-cell>
          <table:table-cell table:style-name="ce17" office:value-type="float" office:value="9633">
            <text:p>9633</text:p>
          </table:table-cell>
          <table:table-cell table:style-name="ce17" office:value-type="float" office:value="808">
            <text:p>808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Thu, Nov 6</text:p>
          </table:table-cell>
          <table:table-cell table:style-name="ce17" office:value-type="float" office:value="9842">
            <text:p>9842</text:p>
          </table:table-cell>
          <table:table-cell table:style-name="ce17" office:value-type="float" office:value="831">
            <text:p>831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Fri, Nov 7</text:p>
          </table:table-cell>
          <table:table-cell table:style-name="ce17" office:value-type="float" office:value="9272">
            <text:p>9272</text:p>
          </table:table-cell>
          <table:table-cell table:style-name="ce17" office:value-type="float" office:value="767">
            <text:p>767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Sat, Nov 8</text:p>
          </table:table-cell>
          <table:table-cell table:style-name="ce17" office:value-type="float" office:value="8969">
            <text:p>8969</text:p>
          </table:table-cell>
          <table:table-cell table:style-name="ce17" office:value-type="float" office:value="760">
            <text:p>760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Sun, Nov 9</text:p>
          </table:table-cell>
          <table:table-cell table:style-name="ce17" office:value-type="float" office:value="9697">
            <text:p>9697</text:p>
          </table:table-cell>
          <table:table-cell table:style-name="ce17" office:value-type="float" office:value="850">
            <text:p>850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Mon, Nov 10</text:p>
          </table:table-cell>
          <table:table-cell table:style-name="ce17" office:value-type="float" office:value="10445">
            <text:p>10445</text:p>
          </table:table-cell>
          <table:table-cell table:style-name="ce17" office:value-type="float" office:value="851">
            <text:p>851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Tue, Nov 11</text:p>
          </table:table-cell>
          <table:table-cell table:style-name="ce17" office:value-type="float" office:value="9931">
            <text:p>9931</text:p>
          </table:table-cell>
          <table:table-cell table:style-name="ce17" office:value-type="float" office:value="831">
            <text:p>831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Wed, Nov 12</text:p>
          </table:table-cell>
          <table:table-cell table:style-name="ce17" office:value-type="float" office:value="10042">
            <text:p>10042</text:p>
          </table:table-cell>
          <table:table-cell table:style-name="ce17" office:value-type="float" office:value="802">
            <text:p>802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Thu, Nov 13</text:p>
          </table:table-cell>
          <table:table-cell table:style-name="ce17" office:value-type="float" office:value="9721">
            <text:p>9721</text:p>
          </table:table-cell>
          <table:table-cell table:style-name="ce17" office:value-type="float" office:value="829">
            <text:p>829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Fri, Nov 14</text:p>
          </table:table-cell>
          <table:table-cell table:style-name="ce17" office:value-type="float" office:value="9304">
            <text:p>9304</text:p>
          </table:table-cell>
          <table:table-cell table:style-name="ce17" office:value-type="float" office:value="770">
            <text:p>770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Sat, Nov 15</text:p>
          </table:table-cell>
          <table:table-cell table:style-name="ce17" office:value-type="float" office:value="8668">
            <text:p>8668</text:p>
          </table:table-cell>
          <table:table-cell table:style-name="ce17" office:value-type="float" office:value="724">
            <text:p>724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6" office:value-type="string">
            <text:p>Sun, Nov 16</text:p>
          </table:table-cell>
          <table:table-cell table:style-name="ce17" office:value-type="float" office:value="8988">
            <text:p>8988</text:p>
          </table:table-cell>
          <table:table-cell table:style-name="ce17" office:value-type="float" office:value="710">
            <text:p>710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6" office:value-type="string">
            <text:p>Sum</text:p>
          </table:table-cell>
          <table:table-cell table:style-name="ce17" table:formula="of:=SUM([.B2:.B38])" office:value-type="float" office:value="344660">
            <text:p>344660</text:p>
          </table:table-cell>
          <table:table-cell table:style-name="ce17" table:formula="of:=SUM([.C2:.C38])" office:value-type="float" office:value="28325">
            <text:p>28325</text:p>
          </table:table-cell>
          <table:table-cell table:style-name="ce17" table:formula="of:=SUM([.D2:.D38])" office:value-type="float" office:value="3423">
            <text:p>3423</text:p>
          </table:table-cell>
          <table:table-cell table:style-name="ce17" table:formula="of:=SUM([.E2:.E38])" office:value-type="float" office:value="1945">
            <text:p>1945</text:p>
          </table:table-cell>
          <table:table-cell table:number-columns-repeated="1019"/>
        </table:table-row>
        <table:table-row table:style-name="ro2">
          <table:table-cell table:style-name="ce16" office:value-type="string">
            <text:p>sum up to row24</text:p>
          </table:table-cell>
          <table:table-cell table:formula="of:=SUM([.B2:.B24])" office:value-type="float" office:value="211362">
            <text:p>211362</text:p>
          </table:table-cell>
          <table:table-cell table:formula="of:=SUM([.C2:.C24])" office:value-type="float" office:value="17260">
            <text:p>17260</text:p>
          </table:table-cell>
          <table:table-cell table:formula="of:=SUM([.D2:.D24])" office:value-type="float" office:value="3423">
            <text:p>3423</text:p>
          </table:table-cell>
          <table:table-cell table:formula="of:=SUM([.E2:.E24])" office:value-type="float" office:value="1945">
            <text:p>1945</text:p>
          </table:table-cell>
          <table:table-cell table:formula="of:=SUM([.F2:.F24])" office:value-type="float" office:value="1.87892682073044">
            <text:p>1,8789268207</text:p>
          </table:table-cell>
          <table:table-cell table:formula="of:=SUM([.G2:.G24])" office:value-type="float" office:value="0.372503870608623">
            <text:p>0,3725038706</text:p>
          </table:table-cell>
          <table:table-cell table:formula="of:=SUM([.H2:.H24])" office:value-type="float" office:value="0.211700514609784">
            <text:p>0,2117005146</text:p>
          </table:table-cell>
          <table:table-cell table:number-columns-repeated="1016"/>
        </table:table-row>
        <table:table-row table:style-name="ro2">
          <table:table-cell table:style-name="ce16" office:value-type="string">
            <text:p>N up to row24</text:p>
          </table:table-cell>
          <table:table-cell table:number-columns-repeated="4"/>
          <table:table-cell table:formula="of:=COUNT([.F2:.F24])" office:value-type="float" office:value="23">
            <text:p>23</text:p>
          </table:table-cell>
          <table:table-cell table:formula="of:=COUNT([.G2:.G24])" office:value-type="float" office:value="23">
            <text:p>23</text:p>
          </table:table-cell>
          <table:table-cell table:formula="of:=COUNT([.H2:.H24])" office:value-type="float" office:value="23">
            <text:p>23</text:p>
          </table:table-cell>
          <table:table-cell table:number-columns-repeated="1016"/>
        </table:table-row>
        <table:table-row table:style-name="ro1">
          <table:table-cell office:value-type="string">
            <text:p>Average</text:p>
          </table:table-cell>
          <table:table-cell/>
          <table:table-cell table:style-name="ce18" table:formula="of:=+[.C40]/[.B40]" office:value-type="float" office:value="0.0821824406661638">
            <text:p>0,0822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" number:language="fr" number:country="FR">
      <number:number number:decimal-places="9" number:min-integer-digits="1"/>
    </number:number-style>
    <number:number-style style:name="N8145" number:language="fr" number:country="FR">
      <number:number number:decimal-places="8" number:min-integer-digits="1"/>
    </number:number-style>
    <number:number-style style:name="N8146" number:language="fr" number:country="FR">
      <number:number number:decimal-places="7" number:min-integer-digits="1"/>
    </number:number-style>
    <number:number-style style:name="N8147" number:language="fr" number:country="FR">
      <number:number number:decimal-places="6" number:min-integer-digits="1"/>
    </number:number-style>
    <number:number-style style:name="N8148" number:language="fr" number:country="FR">
      <number:number number:decimal-places="5" number:min-integer-digits="1"/>
    </number:number-style>
    <number:number-style style:name="N8149" number:language="fr" number:country="FR">
      <number:number number:decimal-places="4" number:min-integer-digits="1"/>
    </number:number-style>
    <number:number-style style:name="N8150" number:language="fr" number:country="FR">
      <number:number number:decimal-places="3" number:min-integer-digits="1"/>
    </number:number-style>
    <number:number-style style:name="N8151" number:language="fr" number:country="FR">
      <number:number number:decimal-places="11" number:min-integer-digits="1"/>
    </number:number-style>
    <number:number-style style:name="N8152" number:language="fr" number:country="FR">
      <number:number number:decimal-places="10" number:min-integer-digits="1"/>
    </number:number-style>
    <number:number-style style:name="N8153" number:language="fr" number:country="FR">
      <number:number number:decimal-places="12" number:min-integer-digits="1"/>
    </number:number-style>
    <number:number-style style:name="N8154" number:language="fr" number:country="FR">
      <number:number number:decimal-places="13" number:min-integer-digits="1"/>
    </number:number-style>
    <number:number-style style:name="N8155" number:language="fr" number:country="FR">
      <number:number number:decimal-places="14" number:min-integer-digits="1"/>
    </number:number-style>
    <number:number-style style:name="N8156" number:language="fr" number:country="FR">
      <number:number number:decimal-places="15" number:min-integer-digits="1"/>
    </number:number-style>
    <number:number-style style:name="N8157" number:language="fr" number:country="FR">
      <number:number number:decimal-places="16" number:min-integer-digits="1"/>
    </number:number-style>
    <number:number-style style:name="N8158" number:language="fr" number:country="FR">
      <number:number number:decimal-places="17" number:min-integer-digits="1"/>
    </number:number-style>
    <number:number-style style:name="N8159" number:language="fr" number:country="FR">
      <number:number number:decimal-places="1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29/11/2016</text:date>, <text:time>07:3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_20_test_20_data" style:display-name="PageStyle_Sign test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" style:display-name="PageStyle_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" style:display-name="PageStyle_Experime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07:35:23.61</dc:date>
    <dc:creator>Eric PB</dc:creator>
    <meta:generator>OpenOffice/4.1.2$Win32 OpenOffice.org_project/412m3$Build-9782</meta:generator>
    <meta:editing-duration>P2DT23H13M12S</meta:editing-duration>
    <meta:editing-cycles>13</meta:editing-cycles>
    <meta:document-statistic meta:table-count="4" meta:cell-count="1293" meta:object-count="0"/>
  </office:meta>
</office:document-meta>
</file>